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57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real" table:style-name="ta1">
        <table:shapes>
          <draw:frame draw:z-index="0" draw:style-name="gr1" draw:text-style-name="P1" svg:width="453.51pt" svg:height="255.09pt" svg:x="564.55pt" svg:y="2.83pt">
            <loext:p draw:notify-on-update-of-ranges="sum_real.A1:sum_real.A1 sum_real.A2:sum_real.A101 sum_real.F2:sum_real.F101 sum_real.A1:sum_real.A1 sum_real.A2:sum_real.A101 sum_real.G1:sum_real.G1 sum_real.G2:sum_real.G101 sum_real.A1:sum_real.A1 sum_real.A2:sum_real.A101 sum_real.H1:sum_real.H1 sum_real.H2:sum_real.H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TU1com</text:p>
          </table:table-cell>
          <table:table-cell office:value-type="string" calcext:value-type="string">
            <text:p>RTU2com</text:p>
          </table:table-cell>
          <table:table-cell office:value-type="string" calcext:value-type="string">
            <text:p>RTU3</text:p>
          </table:table-cell>
          <table:table-cell office:value-type="string" calcext:value-type="string">
            <text:p>RTU4</text:p>
          </table:table-cell>
          <table:table-cell office:value-type="string" calcext:value-type="string">
            <text:p>sum_real</text:p>
          </table:table-cell>
          <table:table-cell office:value-type="string" calcext:value-type="string">
            <text:p>dso</text:p>
          </table:table-cell>
          <table:table-cell office:value-type="string" calcext:value-type="string">
            <text:p>threshold</text:p>
          </table:table-cell>
        </table:table-row>
        <table:table-row table:style-name="ro1">
          <table:table-cell office:value-type="float" office:value="3.000009896" calcext:value-type="float">
            <text:p>3.000009896</text:p>
          </table:table-cell>
          <table:table-cell office:value-type="float" office:value="10.729959859408" calcext:value-type="float">
            <text:p>10.7299598594</text:p>
          </table:table-cell>
          <table:table-cell office:value-type="float" office:value="8.9477641644508" calcext:value-type="float">
            <text:p>8.9477641645</text:p>
          </table:table-cell>
          <table:table-cell office:value-type="float" office:value="8.531171" calcext:value-type="float">
            <text:p>8.531171</text:p>
          </table:table-cell>
          <table:table-cell office:value-type="float" office:value="8.263914" calcext:value-type="float">
            <text:p>8.263914</text:p>
          </table:table-cell>
          <table:table-cell table:formula="of:=SUM([.B2:.E2])" office:value-type="float" office:value="36.4728090238588" calcext:value-type="float">
            <text:p>36.4728090239</text:p>
          </table:table-cell>
          <table:table-cell office:value-type="float" office:value="36.472808776246" calcext:value-type="float">
            <text:p>36.4728087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000009896" calcext:value-type="float">
            <text:p>6.000009896</text:p>
          </table:table-cell>
          <table:table-cell office:value-type="float" office:value="11.598396593542" calcext:value-type="float">
            <text:p>11.5983965935</text:p>
          </table:table-cell>
          <table:table-cell office:value-type="float" office:value="7.3170146646503" calcext:value-type="float">
            <text:p>7.3170146647</text:p>
          </table:table-cell>
          <table:table-cell office:value-type="float" office:value="13.708856" calcext:value-type="float">
            <text:p>13.708856</text:p>
          </table:table-cell>
          <table:table-cell office:value-type="float" office:value="10.86318" calcext:value-type="float">
            <text:p>10.86318</text:p>
          </table:table-cell>
          <table:table-cell table:formula="of:=SUM([.B3:.E3])" office:value-type="float" office:value="43.4874472581923" calcext:value-type="float">
            <text:p>43.4874472582</text:p>
          </table:table-cell>
          <table:table-cell office:value-type="float" office:value="43.487447251791" calcext:value-type="float">
            <text:p>43.4874472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.000009896" calcext:value-type="float">
            <text:p>9.000009896</text:p>
          </table:table-cell>
          <table:table-cell office:value-type="float" office:value="10.428391314066" calcext:value-type="float">
            <text:p>10.4283913141</text:p>
          </table:table-cell>
          <table:table-cell office:value-type="float" office:value="6.7950921738544" calcext:value-type="float">
            <text:p>6.7950921739</text:p>
          </table:table-cell>
          <table:table-cell office:value-type="float" office:value="11.466878" calcext:value-type="float">
            <text:p>11.466878</text:p>
          </table:table-cell>
          <table:table-cell office:value-type="float" office:value="10.624084" calcext:value-type="float">
            <text:p>10.624084</text:p>
          </table:table-cell>
          <table:table-cell table:formula="of:=SUM([.B4:.E4])" office:value-type="float" office:value="39.3144454879204" calcext:value-type="float">
            <text:p>39.3144454879</text:p>
          </table:table-cell>
          <table:table-cell office:value-type="float" office:value="39.314445532616" calcext:value-type="float">
            <text:p>39.3144455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.000009896" calcext:value-type="float">
            <text:p>12.000009896</text:p>
          </table:table-cell>
          <table:table-cell office:value-type="float" office:value="10.184830406594" calcext:value-type="float">
            <text:p>10.1848304066</text:p>
          </table:table-cell>
          <table:table-cell office:value-type="float" office:value="12.10262670286" calcext:value-type="float">
            <text:p>12.1026267029</text:p>
          </table:table-cell>
          <table:table-cell office:value-type="float" office:value="13.77495" calcext:value-type="float">
            <text:p>13.77495</text:p>
          </table:table-cell>
          <table:table-cell office:value-type="float" office:value="11.479215" calcext:value-type="float">
            <text:p>11.479215</text:p>
          </table:table-cell>
          <table:table-cell table:formula="of:=SUM([.B5:.E5])" office:value-type="float" office:value="47.541622109454" calcext:value-type="float">
            <text:p>47.5416221095</text:p>
          </table:table-cell>
          <table:table-cell office:value-type="float" office:value="47.541622943848" calcext:value-type="float">
            <text:p>47.54162294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.000009896" calcext:value-type="float">
            <text:p>15.000009896</text:p>
          </table:table-cell>
          <table:table-cell office:value-type="float" office:value="9.3055160505911" calcext:value-type="float">
            <text:p>9.3055160506</text:p>
          </table:table-cell>
          <table:table-cell office:value-type="float" office:value="9.6930633479275" calcext:value-type="float">
            <text:p>9.6930633479</text:p>
          </table:table-cell>
          <table:table-cell office:value-type="float" office:value="11.299728" calcext:value-type="float">
            <text:p>11.299728</text:p>
          </table:table-cell>
          <table:table-cell office:value-type="float" office:value="7.582295" calcext:value-type="float">
            <text:p>7.582295</text:p>
          </table:table-cell>
          <table:table-cell table:formula="of:=SUM([.B6:.E6])" office:value-type="float" office:value="37.8806023985186" calcext:value-type="float">
            <text:p>37.8806023985</text:p>
          </table:table-cell>
          <table:table-cell office:value-type="float" office:value="37.880602906558" calcext:value-type="float">
            <text:p>37.88060290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.000009896" calcext:value-type="float">
            <text:p>18.000009896</text:p>
          </table:table-cell>
          <table:table-cell office:value-type="float" office:value="10.042691497848" calcext:value-type="float">
            <text:p>10.0426914978</text:p>
          </table:table-cell>
          <table:table-cell office:value-type="float" office:value="10.187777305892" calcext:value-type="float">
            <text:p>10.1877773059</text:p>
          </table:table-cell>
          <table:table-cell office:value-type="float" office:value="12.478146" calcext:value-type="float">
            <text:p>12.478146</text:p>
          </table:table-cell>
          <table:table-cell office:value-type="float" office:value="9.822246" calcext:value-type="float">
            <text:p>9.822246</text:p>
          </table:table-cell>
          <table:table-cell table:formula="of:=SUM([.B7:.E7])" office:value-type="float" office:value="42.53086080374" calcext:value-type="float">
            <text:p>42.5308608037</text:p>
          </table:table-cell>
          <table:table-cell office:value-type="float" office:value="42.530859952542" calcext:value-type="float">
            <text:p>42.5308599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.000009896" calcext:value-type="float">
            <text:p>21.000009896</text:p>
          </table:table-cell>
          <table:table-cell office:value-type="float" office:value="11.267420053691" calcext:value-type="float">
            <text:p>11.2674200537</text:p>
          </table:table-cell>
          <table:table-cell office:value-type="float" office:value="7.7415898821911" calcext:value-type="float">
            <text:p>7.7415898822</text:p>
          </table:table-cell>
          <table:table-cell office:value-type="float" office:value="8.994532" calcext:value-type="float">
            <text:p>8.994532</text:p>
          </table:table-cell>
          <table:table-cell office:value-type="float" office:value="11.612036" calcext:value-type="float">
            <text:p>11.612036</text:p>
          </table:table-cell>
          <table:table-cell table:formula="of:=SUM([.B8:.E8])" office:value-type="float" office:value="39.6155779358821" calcext:value-type="float">
            <text:p>39.6155779359</text:p>
          </table:table-cell>
          <table:table-cell office:value-type="float" office:value="39.615577949461" calcext:value-type="float">
            <text:p>39.61557794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.000009896" calcext:value-type="float">
            <text:p>24.000009896</text:p>
          </table:table-cell>
          <table:table-cell office:value-type="float" office:value="9.8397867073083" calcext:value-type="float">
            <text:p>9.8397867073</text:p>
          </table:table-cell>
          <table:table-cell office:value-type="float" office:value="8.4822830753311" calcext:value-type="float">
            <text:p>8.4822830753</text:p>
          </table:table-cell>
          <table:table-cell office:value-type="float" office:value="11.138142" calcext:value-type="float">
            <text:p>11.138142</text:p>
          </table:table-cell>
          <table:table-cell office:value-type="float" office:value="11.919722" calcext:value-type="float">
            <text:p>11.919722</text:p>
          </table:table-cell>
          <table:table-cell table:formula="of:=SUM([.B9:.E9])" office:value-type="float" office:value="41.3799337826394" calcext:value-type="float">
            <text:p>41.3799337826</text:p>
          </table:table-cell>
          <table:table-cell office:value-type="float" office:value="41.379934191793" calcext:value-type="float">
            <text:p>41.37993419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.000009896" calcext:value-type="float">
            <text:p>27.000009896</text:p>
          </table:table-cell>
          <table:table-cell office:value-type="float" office:value="9.6102246133686" calcext:value-type="float">
            <text:p>9.6102246134</text:p>
          </table:table-cell>
          <table:table-cell office:value-type="float" office:value="10.339869615173" calcext:value-type="float">
            <text:p>10.3398696152</text:p>
          </table:table-cell>
          <table:table-cell office:value-type="float" office:value="10.203204" calcext:value-type="float">
            <text:p>10.203204</text:p>
          </table:table-cell>
          <table:table-cell office:value-type="float" office:value="7.071711" calcext:value-type="float">
            <text:p>7.071711</text:p>
          </table:table-cell>
          <table:table-cell table:formula="of:=SUM([.B10:.E10])" office:value-type="float" office:value="37.2250092285416" calcext:value-type="float">
            <text:p>37.2250092285</text:p>
          </table:table-cell>
          <table:table-cell office:value-type="float" office:value="37.225009187626" calcext:value-type="float">
            <text:p>37.22500918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.000009896" calcext:value-type="float">
            <text:p>30.000009896</text:p>
          </table:table-cell>
          <table:table-cell office:value-type="float" office:value="9.150490499565" calcext:value-type="float">
            <text:p>9.1504904996</text:p>
          </table:table-cell>
          <table:table-cell office:value-type="float" office:value="8.1198747325027" calcext:value-type="float">
            <text:p>8.1198747325</text:p>
          </table:table-cell>
          <table:table-cell office:value-type="float" office:value="10.266908" calcext:value-type="float">
            <text:p>10.266908</text:p>
          </table:table-cell>
          <table:table-cell office:value-type="float" office:value="10.534485" calcext:value-type="float">
            <text:p>10.534485</text:p>
          </table:table-cell>
          <table:table-cell table:formula="of:=SUM([.B11:.E11])" office:value-type="float" office:value="38.0717582320677" calcext:value-type="float">
            <text:p>38.0717582321</text:p>
          </table:table-cell>
          <table:table-cell office:value-type="float" office:value="38.071758459031" calcext:value-type="float">
            <text:p>38.071758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.000009896" calcext:value-type="float">
            <text:p>33.000009896</text:p>
          </table:table-cell>
          <table:table-cell office:value-type="float" office:value="9.7412628882522" calcext:value-type="float">
            <text:p>9.7412628883</text:p>
          </table:table-cell>
          <table:table-cell office:value-type="float" office:value="9.6051219920812" calcext:value-type="float">
            <text:p>9.6051219921</text:p>
          </table:table-cell>
          <table:table-cell office:value-type="float" office:value="8.830209" calcext:value-type="float">
            <text:p>8.830209</text:p>
          </table:table-cell>
          <table:table-cell office:value-type="float" office:value="9.646421" calcext:value-type="float">
            <text:p>9.646421</text:p>
          </table:table-cell>
          <table:table-cell table:formula="of:=SUM([.B12:.E12])" office:value-type="float" office:value="37.8230148803334" calcext:value-type="float">
            <text:p>37.8230148803</text:p>
          </table:table-cell>
          <table:table-cell office:value-type="float" office:value="37.823015029568" calcext:value-type="float">
            <text:p>37.82301502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.000009896" calcext:value-type="float">
            <text:p>36.000009896</text:p>
          </table:table-cell>
          <table:table-cell office:value-type="float" office:value="7.8468039081383" calcext:value-type="float">
            <text:p>7.8468039081</text:p>
          </table:table-cell>
          <table:table-cell office:value-type="float" office:value="10.269458168373" calcext:value-type="float">
            <text:p>10.2694581684</text:p>
          </table:table-cell>
          <table:table-cell office:value-type="float" office:value="8.68995" calcext:value-type="float">
            <text:p>8.68995</text:p>
          </table:table-cell>
          <table:table-cell office:value-type="float" office:value="10.58947" calcext:value-type="float">
            <text:p>10.58947</text:p>
          </table:table-cell>
          <table:table-cell table:formula="of:=SUM([.B13:.E13])" office:value-type="float" office:value="37.3956820765113" calcext:value-type="float">
            <text:p>37.3956820765</text:p>
          </table:table-cell>
          <table:table-cell office:value-type="float" office:value="37.395681494784" calcext:value-type="float">
            <text:p>37.3956814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.000009896" calcext:value-type="float">
            <text:p>39.000009896</text:p>
          </table:table-cell>
          <table:table-cell office:value-type="float" office:value="8.4672130153073" calcext:value-type="float">
            <text:p>8.4672130153</text:p>
          </table:table-cell>
          <table:table-cell office:value-type="float" office:value="10.215431296277" calcext:value-type="float">
            <text:p>10.2154312963</text:p>
          </table:table-cell>
          <table:table-cell office:value-type="float" office:value="11.708977" calcext:value-type="float">
            <text:p>11.708977</text:p>
          </table:table-cell>
          <table:table-cell office:value-type="float" office:value="10.162537" calcext:value-type="float">
            <text:p>10.162537</text:p>
          </table:table-cell>
          <table:table-cell table:formula="of:=SUM([.B14:.E14])" office:value-type="float" office:value="40.5541583115843" calcext:value-type="float">
            <text:p>40.5541583116</text:p>
          </table:table-cell>
          <table:table-cell office:value-type="float" office:value="40.554159050004" calcext:value-type="float">
            <text:p>40.554159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.000009896" calcext:value-type="float">
            <text:p>42.000009896</text:p>
          </table:table-cell>
          <table:table-cell office:value-type="float" office:value="10.822406845763" calcext:value-type="float">
            <text:p>10.8224068458</text:p>
          </table:table-cell>
          <table:table-cell office:value-type="float" office:value="11.37028091473" calcext:value-type="float">
            <text:p>11.3702809147</text:p>
          </table:table-cell>
          <table:table-cell office:value-type="float" office:value="10.576533" calcext:value-type="float">
            <text:p>10.576533</text:p>
          </table:table-cell>
          <table:table-cell office:value-type="float" office:value="9.659382" calcext:value-type="float">
            <text:p>9.659382</text:p>
          </table:table-cell>
          <table:table-cell table:formula="of:=SUM([.B15:.E15])" office:value-type="float" office:value="42.428602760493" calcext:value-type="float">
            <text:p>42.4286027605</text:p>
          </table:table-cell>
          <table:table-cell office:value-type="float" office:value="42.428602674692" calcext:value-type="float">
            <text:p>42.42860267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.000009896" calcext:value-type="float">
            <text:p>45.000009896</text:p>
          </table:table-cell>
          <table:table-cell office:value-type="float" office:value="8.6935403768795" calcext:value-type="float">
            <text:p>8.6935403769</text:p>
          </table:table-cell>
          <table:table-cell office:value-type="float" office:value="8.7086775039718" calcext:value-type="float">
            <text:p>8.708677504</text:p>
          </table:table-cell>
          <table:table-cell office:value-type="float" office:value="8.217422" calcext:value-type="float">
            <text:p>8.217422</text:p>
          </table:table-cell>
          <table:table-cell office:value-type="float" office:value="10.793618" calcext:value-type="float">
            <text:p>10.793618</text:p>
          </table:table-cell>
          <table:table-cell table:formula="of:=SUM([.B16:.E16])" office:value-type="float" office:value="36.4132578808513" calcext:value-type="float">
            <text:p>36.4132578809</text:p>
          </table:table-cell>
          <table:table-cell office:value-type="float" office:value="36.413258691707" calcext:value-type="float">
            <text:p>36.41325869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.000009896" calcext:value-type="float">
            <text:p>48.000009896</text:p>
          </table:table-cell>
          <table:table-cell office:value-type="float" office:value="11.056679271869" calcext:value-type="float">
            <text:p>11.0566792719</text:p>
          </table:table-cell>
          <table:table-cell office:value-type="float" office:value="10.61771509002" calcext:value-type="float">
            <text:p>10.61771509</text:p>
          </table:table-cell>
          <table:table-cell office:value-type="float" office:value="11.079844" calcext:value-type="float">
            <text:p>11.079844</text:p>
          </table:table-cell>
          <table:table-cell office:value-type="float" office:value="10.777091" calcext:value-type="float">
            <text:p>10.777091</text:p>
          </table:table-cell>
          <table:table-cell table:formula="of:=SUM([.B17:.E17])" office:value-type="float" office:value="43.531329361889" calcext:value-type="float">
            <text:p>43.5313293619</text:p>
          </table:table-cell>
          <table:table-cell office:value-type="float" office:value="43.531330215179" calcext:value-type="float">
            <text:p>43.5313302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.000009896" calcext:value-type="float">
            <text:p>51.000009896</text:p>
          </table:table-cell>
          <table:table-cell office:value-type="float" office:value="9.3518041170598" calcext:value-type="float">
            <text:p>9.3518041171</text:p>
          </table:table-cell>
          <table:table-cell office:value-type="float" office:value="9.6986874693619" calcext:value-type="float">
            <text:p>9.6986874694</text:p>
          </table:table-cell>
          <table:table-cell office:value-type="float" office:value="9.101728" calcext:value-type="float">
            <text:p>9.101728</text:p>
          </table:table-cell>
          <table:table-cell office:value-type="float" office:value="9.34375" calcext:value-type="float">
            <text:p>9.34375</text:p>
          </table:table-cell>
          <table:table-cell table:formula="of:=SUM([.B18:.E18])" office:value-type="float" office:value="37.4959695864217" calcext:value-type="float">
            <text:p>37.4959695864</text:p>
          </table:table-cell>
          <table:table-cell office:value-type="float" office:value="37.495969429774" calcext:value-type="float">
            <text:p>37.4959694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.000009896" calcext:value-type="float">
            <text:p>54.000009896</text:p>
          </table:table-cell>
          <table:table-cell office:value-type="float" office:value="10.801342695277" calcext:value-type="float">
            <text:p>10.8013426953</text:p>
          </table:table-cell>
          <table:table-cell office:value-type="float" office:value="12.431566542893" calcext:value-type="float">
            <text:p>12.4315665429</text:p>
          </table:table-cell>
          <table:table-cell office:value-type="float" office:value="13.29236" calcext:value-type="float">
            <text:p>13.29236</text:p>
          </table:table-cell>
          <table:table-cell office:value-type="float" office:value="8.22319" calcext:value-type="float">
            <text:p>8.22319</text:p>
          </table:table-cell>
          <table:table-cell table:formula="of:=SUM([.B19:.E19])" office:value-type="float" office:value="44.74845923817" calcext:value-type="float">
            <text:p>44.7484592382</text:p>
          </table:table-cell>
          <table:table-cell office:value-type="float" office:value="44.74845968838" calcext:value-type="float">
            <text:p>44.74845968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.000009896" calcext:value-type="float">
            <text:p>57.000009896</text:p>
          </table:table-cell>
          <table:table-cell office:value-type="float" office:value="11.137000089524" calcext:value-type="float">
            <text:p>11.1370000895</text:p>
          </table:table-cell>
          <table:table-cell office:value-type="float" office:value="11.50367196185" calcext:value-type="float">
            <text:p>11.5036719619</text:p>
          </table:table-cell>
          <table:table-cell office:value-type="float" office:value="9.873846" calcext:value-type="float">
            <text:p>9.873846</text:p>
          </table:table-cell>
          <table:table-cell office:value-type="float" office:value="11.732858" calcext:value-type="float">
            <text:p>11.732858</text:p>
          </table:table-cell>
          <table:table-cell table:formula="of:=SUM([.B20:.E20])" office:value-type="float" office:value="44.247376051374" calcext:value-type="float">
            <text:p>44.2473760514</text:p>
          </table:table-cell>
          <table:table-cell office:value-type="float" office:value="44.247375930561" calcext:value-type="float">
            <text:p>44.24737593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.000009896" calcext:value-type="float">
            <text:p>60.000009896</text:p>
          </table:table-cell>
          <table:table-cell office:value-type="float" office:value="39.283615044474" calcext:value-type="float">
            <text:p>39.2836150445</text:p>
          </table:table-cell>
          <table:table-cell office:value-type="float" office:value="40.358942826413" calcext:value-type="float">
            <text:p>40.3589428264</text:p>
          </table:table-cell>
          <table:table-cell office:value-type="float" office:value="11.852158" calcext:value-type="float">
            <text:p>11.852158</text:p>
          </table:table-cell>
          <table:table-cell office:value-type="float" office:value="9.378231" calcext:value-type="float">
            <text:p>9.378231</text:p>
          </table:table-cell>
          <table:table-cell table:formula="of:=SUM([.B21:.E21])" office:value-type="float" office:value="100.872946870887" calcext:value-type="float">
            <text:p>100.8729468709</text:p>
          </table:table-cell>
          <table:table-cell office:value-type="float" office:value="41.878054846466" calcext:value-type="float">
            <text:p>41.87805484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.000009896" calcext:value-type="float">
            <text:p>63.000009896</text:p>
          </table:table-cell>
          <table:table-cell office:value-type="float" office:value="40.003402172086" calcext:value-type="float">
            <text:p>40.0034021721</text:p>
          </table:table-cell>
          <table:table-cell office:value-type="float" office:value="40.468033157639" calcext:value-type="float">
            <text:p>40.4680331576</text:p>
          </table:table-cell>
          <table:table-cell office:value-type="float" office:value="10.032353" calcext:value-type="float">
            <text:p>10.032353</text:p>
          </table:table-cell>
          <table:table-cell office:value-type="float" office:value="10.181023" calcext:value-type="float">
            <text:p>10.181023</text:p>
          </table:table-cell>
          <table:table-cell table:formula="of:=SUM([.B22:.E22])" office:value-type="float" office:value="100.684811329725" calcext:value-type="float">
            <text:p>100.6848113297</text:p>
          </table:table-cell>
          <table:table-cell office:value-type="float" office:value="40.861042256455" calcext:value-type="float">
            <text:p>40.8610422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.000009896" calcext:value-type="float">
            <text:p>66.000009896</text:p>
          </table:table-cell>
          <table:table-cell office:value-type="float" office:value="40.462773363024" calcext:value-type="float">
            <text:p>40.462773363</text:p>
          </table:table-cell>
          <table:table-cell office:value-type="float" office:value="39.794569989765" calcext:value-type="float">
            <text:p>39.7945699898</text:p>
          </table:table-cell>
          <table:table-cell office:value-type="float" office:value="6.614718" calcext:value-type="float">
            <text:p>6.614718</text:p>
          </table:table-cell>
          <table:table-cell office:value-type="float" office:value="9.952109" calcext:value-type="float">
            <text:p>9.952109</text:p>
          </table:table-cell>
          <table:table-cell table:formula="of:=SUM([.B23:.E23])" office:value-type="float" office:value="96.824170352789" calcext:value-type="float">
            <text:p>96.8241703528</text:p>
          </table:table-cell>
          <table:table-cell office:value-type="float" office:value="37.214493181794" calcext:value-type="float">
            <text:p>37.21449318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.000009896" calcext:value-type="float">
            <text:p>69.000009896</text:p>
          </table:table-cell>
          <table:table-cell office:value-type="float" office:value="39.924798702377" calcext:value-type="float">
            <text:p>39.9247987024</text:p>
          </table:table-cell>
          <table:table-cell office:value-type="float" office:value="40.335131226646" calcext:value-type="float">
            <text:p>40.3351312266</text:p>
          </table:table-cell>
          <table:table-cell office:value-type="float" office:value="9.782295" calcext:value-type="float">
            <text:p>9.782295</text:p>
          </table:table-cell>
          <table:table-cell office:value-type="float" office:value="8.83726" calcext:value-type="float">
            <text:p>8.83726</text:p>
          </table:table-cell>
          <table:table-cell table:formula="of:=SUM([.B24:.E24])" office:value-type="float" office:value="98.879484929023" calcext:value-type="float">
            <text:p>98.879484929</text:p>
          </table:table-cell>
          <table:table-cell office:value-type="float" office:value="39.267221209004" calcext:value-type="float">
            <text:p>39.267221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.000009896" calcext:value-type="float">
            <text:p>72.000009896</text:p>
          </table:table-cell>
          <table:table-cell office:value-type="float" office:value="39.145000739521" calcext:value-type="float">
            <text:p>39.1450007395</text:p>
          </table:table-cell>
          <table:table-cell office:value-type="float" office:value="39.828927221499" calcext:value-type="float">
            <text:p>39.8289272215</text:p>
          </table:table-cell>
          <table:table-cell office:value-type="float" office:value="10.266496" calcext:value-type="float">
            <text:p>10.266496</text:p>
          </table:table-cell>
          <table:table-cell office:value-type="float" office:value="8.989433" calcext:value-type="float">
            <text:p>8.989433</text:p>
          </table:table-cell>
          <table:table-cell table:formula="of:=SUM([.B25:.E25])" office:value-type="float" office:value="98.22985696102" calcext:value-type="float">
            <text:p>98.229856961</text:p>
          </table:table-cell>
          <table:table-cell office:value-type="float" office:value="39.903594432629" calcext:value-type="float">
            <text:p>39.9035944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.000009896" calcext:value-type="float">
            <text:p>75.000009896</text:p>
          </table:table-cell>
          <table:table-cell office:value-type="float" office:value="39.231589740019" calcext:value-type="float">
            <text:p>39.23158974</text:p>
          </table:table-cell>
          <table:table-cell office:value-type="float" office:value="40.044429047053" calcext:value-type="float">
            <text:p>40.0444290471</text:p>
          </table:table-cell>
          <table:table-cell office:value-type="float" office:value="7.483476" calcext:value-type="float">
            <text:p>7.483476</text:p>
          </table:table-cell>
          <table:table-cell office:value-type="float" office:value="7.162541" calcext:value-type="float">
            <text:p>7.162541</text:p>
          </table:table-cell>
          <table:table-cell table:formula="of:=SUM([.B26:.E26])" office:value-type="float" office:value="93.922035787072" calcext:value-type="float">
            <text:p>93.9220357871</text:p>
          </table:table-cell>
          <table:table-cell office:value-type="float" office:value="35.293682679908" calcext:value-type="float">
            <text:p>35.2936826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.000009896" calcext:value-type="float">
            <text:p>78.000009896</text:p>
          </table:table-cell>
          <table:table-cell office:value-type="float" office:value="39.437110345356" calcext:value-type="float">
            <text:p>39.4371103454</text:p>
          </table:table-cell>
          <table:table-cell office:value-type="float" office:value="40.126633840639" calcext:value-type="float">
            <text:p>40.1266338406</text:p>
          </table:table-cell>
          <table:table-cell office:value-type="float" office:value="8.798779" calcext:value-type="float">
            <text:p>8.798779</text:p>
          </table:table-cell>
          <table:table-cell office:value-type="float" office:value="9.642174" calcext:value-type="float">
            <text:p>9.642174</text:p>
          </table:table-cell>
          <table:table-cell table:formula="of:=SUM([.B27:.E27])" office:value-type="float" office:value="98.004697185995" calcext:value-type="float">
            <text:p>98.004697186</text:p>
          </table:table-cell>
          <table:table-cell office:value-type="float" office:value="39.088618797642" calcext:value-type="float">
            <text:p>39.08861879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.000009896" calcext:value-type="float">
            <text:p>81.000009896</text:p>
          </table:table-cell>
          <table:table-cell office:value-type="float" office:value="40.31577325408" calcext:value-type="float">
            <text:p>40.3157732541</text:p>
          </table:table-cell>
          <table:table-cell office:value-type="float" office:value="38.993776684248" calcext:value-type="float">
            <text:p>38.9937766842</text:p>
          </table:table-cell>
          <table:table-cell office:value-type="float" office:value="10.085736" calcext:value-type="float">
            <text:p>10.085736</text:p>
          </table:table-cell>
          <table:table-cell office:value-type="float" office:value="10.900704" calcext:value-type="float">
            <text:p>10.900704</text:p>
          </table:table-cell>
          <table:table-cell table:formula="of:=SUM([.B28:.E28])" office:value-type="float" office:value="100.295989938328" calcext:value-type="float">
            <text:p>100.2959899383</text:p>
          </table:table-cell>
          <table:table-cell office:value-type="float" office:value="41.634106741252" calcext:value-type="float">
            <text:p>41.63410674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.000009896" calcext:value-type="float">
            <text:p>84.000009896</text:p>
          </table:table-cell>
          <table:table-cell office:value-type="float" office:value="39.096158494354" calcext:value-type="float">
            <text:p>39.0961584944</text:p>
          </table:table-cell>
          <table:table-cell office:value-type="float" office:value="40.510157663314" calcext:value-type="float">
            <text:p>40.5101576633</text:p>
          </table:table-cell>
          <table:table-cell office:value-type="float" office:value="10.589778" calcext:value-type="float">
            <text:p>10.589778</text:p>
          </table:table-cell>
          <table:table-cell office:value-type="float" office:value="9.346279" calcext:value-type="float">
            <text:p>9.346279</text:p>
          </table:table-cell>
          <table:table-cell table:formula="of:=SUM([.B29:.E29])" office:value-type="float" office:value="99.542373157668" calcext:value-type="float">
            <text:p>99.5423731577</text:p>
          </table:table-cell>
          <table:table-cell office:value-type="float" office:value="40.583722826296" calcext:value-type="float">
            <text:p>40.58372282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.000009896" calcext:value-type="float">
            <text:p>87.000009896</text:p>
          </table:table-cell>
          <table:table-cell office:value-type="float" office:value="39.879681507483" calcext:value-type="float">
            <text:p>39.8796815075</text:p>
          </table:table-cell>
          <table:table-cell office:value-type="float" office:value="39.36763420972" calcext:value-type="float">
            <text:p>39.3676342097</text:p>
          </table:table-cell>
          <table:table-cell office:value-type="float" office:value="8.994149" calcext:value-type="float">
            <text:p>8.994149</text:p>
          </table:table-cell>
          <table:table-cell office:value-type="float" office:value="9.510274" calcext:value-type="float">
            <text:p>9.510274</text:p>
          </table:table-cell>
          <table:table-cell table:formula="of:=SUM([.B30:.E30])" office:value-type="float" office:value="97.751738717203" calcext:value-type="float">
            <text:p>97.7517387172</text:p>
          </table:table-cell>
          <table:table-cell office:value-type="float" office:value="39.152088269135" calcext:value-type="float">
            <text:p>39.1520882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000009896" calcext:value-type="float">
            <text:p>90.000009896</text:p>
          </table:table-cell>
          <table:table-cell office:value-type="float" office:value="40.329625032793" calcext:value-type="float">
            <text:p>40.3296250328</text:p>
          </table:table-cell>
          <table:table-cell office:value-type="float" office:value="40.676751422472" calcext:value-type="float">
            <text:p>40.6767514225</text:p>
          </table:table-cell>
          <table:table-cell office:value-type="float" office:value="6.466854" calcext:value-type="float">
            <text:p>6.466854</text:p>
          </table:table-cell>
          <table:table-cell office:value-type="float" office:value="11.754222" calcext:value-type="float">
            <text:p>11.754222</text:p>
          </table:table-cell>
          <table:table-cell table:formula="of:=SUM([.B31:.E31])" office:value-type="float" office:value="99.227452455265" calcext:value-type="float">
            <text:p>99.2274524553</text:p>
          </table:table-cell>
          <table:table-cell office:value-type="float" office:value="38.868741099437" calcext:value-type="float">
            <text:p>38.86874109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.000009896" calcext:value-type="float">
            <text:p>93.000009896</text:p>
          </table:table-cell>
          <table:table-cell office:value-type="float" office:value="40.372502849744" calcext:value-type="float">
            <text:p>40.3725028497</text:p>
          </table:table-cell>
          <table:table-cell office:value-type="float" office:value="39.479839611392" calcext:value-type="float">
            <text:p>39.4798396114</text:p>
          </table:table-cell>
          <table:table-cell office:value-type="float" office:value="10.807144" calcext:value-type="float">
            <text:p>10.807144</text:p>
          </table:table-cell>
          <table:table-cell office:value-type="float" office:value="11.322382" calcext:value-type="float">
            <text:p>11.322382</text:p>
          </table:table-cell>
          <table:table-cell table:formula="of:=SUM([.B32:.E32])" office:value-type="float" office:value="101.981868461136" calcext:value-type="float">
            <text:p>101.9818684611</text:p>
          </table:table-cell>
          <table:table-cell office:value-type="float" office:value="42.777192170488" calcext:value-type="float">
            <text:p>42.7771921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.000009896" calcext:value-type="float">
            <text:p>96.000009896</text:p>
          </table:table-cell>
          <table:table-cell office:value-type="float" office:value="40.010318543275" calcext:value-type="float">
            <text:p>40.0103185433</text:p>
          </table:table-cell>
          <table:table-cell office:value-type="float" office:value="40.493552288283" calcext:value-type="float">
            <text:p>40.4935522883</text:p>
          </table:table-cell>
          <table:table-cell office:value-type="float" office:value="12.052951" calcext:value-type="float">
            <text:p>12.052951</text:p>
          </table:table-cell>
          <table:table-cell office:value-type="float" office:value="11.05392" calcext:value-type="float">
            <text:p>11.05392</text:p>
          </table:table-cell>
          <table:table-cell table:formula="of:=SUM([.B33:.E33])" office:value-type="float" office:value="103.610741831558" calcext:value-type="float">
            <text:p>103.6107418316</text:p>
          </table:table-cell>
          <table:table-cell office:value-type="float" office:value="43.754537558216" calcext:value-type="float">
            <text:p>43.7545375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.000009896" calcext:value-type="float">
            <text:p>99.000009896</text:p>
          </table:table-cell>
          <table:table-cell office:value-type="float" office:value="38.909660030765" calcext:value-type="float">
            <text:p>38.9096600308</text:p>
          </table:table-cell>
          <table:table-cell office:value-type="float" office:value="38.967595108292" calcext:value-type="float">
            <text:p>38.9675951083</text:p>
          </table:table-cell>
          <table:table-cell office:value-type="float" office:value="9.575556" calcext:value-type="float">
            <text:p>9.575556</text:p>
          </table:table-cell>
          <table:table-cell office:value-type="float" office:value="9.177633" calcext:value-type="float">
            <text:p>9.177633</text:p>
          </table:table-cell>
          <table:table-cell table:formula="of:=SUM([.B34:.E34])" office:value-type="float" office:value="96.630444139057" calcext:value-type="float">
            <text:p>96.6304441391</text:p>
          </table:table-cell>
          <table:table-cell office:value-type="float" office:value="39.400854677298" calcext:value-type="float">
            <text:p>39.4008546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.000009896" calcext:value-type="float">
            <text:p>102.000009896</text:p>
          </table:table-cell>
          <table:table-cell office:value-type="float" office:value="39.166834055046" calcext:value-type="float">
            <text:p>39.166834055</text:p>
          </table:table-cell>
          <table:table-cell office:value-type="float" office:value="38.702917699016" calcext:value-type="float">
            <text:p>38.702917699</text:p>
          </table:table-cell>
          <table:table-cell office:value-type="float" office:value="8.617867" calcext:value-type="float">
            <text:p>8.617867</text:p>
          </table:table-cell>
          <table:table-cell office:value-type="float" office:value="10.141755" calcext:value-type="float">
            <text:p>10.141755</text:p>
          </table:table-cell>
          <table:table-cell table:formula="of:=SUM([.B35:.E35])" office:value-type="float" office:value="96.629373754062" calcext:value-type="float">
            <text:p>96.6293737541</text:p>
          </table:table-cell>
          <table:table-cell office:value-type="float" office:value="39.407287080638" calcext:value-type="float">
            <text:p>39.40728708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.000009896" calcext:value-type="float">
            <text:p>105.000009896</text:p>
          </table:table-cell>
          <table:table-cell office:value-type="float" office:value="40.523837100358" calcext:value-type="float">
            <text:p>40.5238371004</text:p>
          </table:table-cell>
          <table:table-cell office:value-type="float" office:value="39.098394522095" calcext:value-type="float">
            <text:p>39.0983945221</text:p>
          </table:table-cell>
          <table:table-cell office:value-type="float" office:value="8.017245" calcext:value-type="float">
            <text:p>8.017245</text:p>
          </table:table-cell>
          <table:table-cell office:value-type="float" office:value="11.651134" calcext:value-type="float">
            <text:p>11.651134</text:p>
          </table:table-cell>
          <table:table-cell table:formula="of:=SUM([.B36:.E36])" office:value-type="float" office:value="99.290610622453" calcext:value-type="float">
            <text:p>99.2906106225</text:p>
          </table:table-cell>
          <table:table-cell office:value-type="float" office:value="40.316045013945" calcext:value-type="float">
            <text:p>40.3160450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.000009896" calcext:value-type="float">
            <text:p>108.000009896</text:p>
          </table:table-cell>
          <table:table-cell office:value-type="float" office:value="39.95259850585" calcext:value-type="float">
            <text:p>39.9525985059</text:p>
          </table:table-cell>
          <table:table-cell office:value-type="float" office:value="40.318777461095" calcext:value-type="float">
            <text:p>40.3187774611</text:p>
          </table:table-cell>
          <table:table-cell office:value-type="float" office:value="9.872915" calcext:value-type="float">
            <text:p>9.872915</text:p>
          </table:table-cell>
          <table:table-cell office:value-type="float" office:value="11.416143" calcext:value-type="float">
            <text:p>11.416143</text:p>
          </table:table-cell>
          <table:table-cell table:formula="of:=SUM([.B37:.E37])" office:value-type="float" office:value="101.560433966945" calcext:value-type="float">
            <text:p>101.5604339669</text:p>
          </table:table-cell>
          <table:table-cell office:value-type="float" office:value="41.936724333537" calcext:value-type="float">
            <text:p>41.9367243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.000009896" calcext:value-type="float">
            <text:p>111.000009896</text:p>
          </table:table-cell>
          <table:table-cell office:value-type="float" office:value="40.279695298279" calcext:value-type="float">
            <text:p>40.2796952983</text:p>
          </table:table-cell>
          <table:table-cell office:value-type="float" office:value="39.19455545033" calcext:value-type="float">
            <text:p>39.1945554503</text:p>
          </table:table-cell>
          <table:table-cell office:value-type="float" office:value="9.796523" calcext:value-type="float">
            <text:p>9.796523</text:p>
          </table:table-cell>
          <table:table-cell office:value-type="float" office:value="10.48354" calcext:value-type="float">
            <text:p>10.48354</text:p>
          </table:table-cell>
          <table:table-cell table:formula="of:=SUM([.B38:.E38])" office:value-type="float" office:value="99.754313748609" calcext:value-type="float">
            <text:p>99.7543137486</text:p>
          </table:table-cell>
          <table:table-cell office:value-type="float" office:value="40.927729086559" calcext:value-type="float">
            <text:p>40.92772908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.000009896" calcext:value-type="float">
            <text:p>114.000009896</text:p>
          </table:table-cell>
          <table:table-cell office:value-type="float" office:value="40.821817276575" calcext:value-type="float">
            <text:p>40.8218172766</text:p>
          </table:table-cell>
          <table:table-cell office:value-type="float" office:value="41.034154070205" calcext:value-type="float">
            <text:p>41.0341540702</text:p>
          </table:table-cell>
          <table:table-cell office:value-type="float" office:value="8.249852" calcext:value-type="float">
            <text:p>8.249852</text:p>
          </table:table-cell>
          <table:table-cell office:value-type="float" office:value="10.96582" calcext:value-type="float">
            <text:p>10.96582</text:p>
          </table:table-cell>
          <table:table-cell table:formula="of:=SUM([.B39:.E39])" office:value-type="float" office:value="101.07164334678" calcext:value-type="float">
            <text:p>101.0716433468</text:p>
          </table:table-cell>
          <table:table-cell office:value-type="float" office:value="39.863338052662" calcext:value-type="float">
            <text:p>39.8633380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.000009896" calcext:value-type="float">
            <text:p>117.000009896</text:p>
          </table:table-cell>
          <table:table-cell office:value-type="float" office:value="38.475427263993" calcext:value-type="float">
            <text:p>38.475427264</text:p>
          </table:table-cell>
          <table:table-cell office:value-type="float" office:value="39.566668189875" calcext:value-type="float">
            <text:p>39.5666681899</text:p>
          </table:table-cell>
          <table:table-cell office:value-type="float" office:value="11.867488" calcext:value-type="float">
            <text:p>11.867488</text:p>
          </table:table-cell>
          <table:table-cell office:value-type="float" office:value="9.409497" calcext:value-type="float">
            <text:p>9.409497</text:p>
          </table:table-cell>
          <table:table-cell table:formula="of:=SUM([.B40:.E40])" office:value-type="float" office:value="99.319080453868" calcext:value-type="float">
            <text:p>99.3190804539</text:p>
          </table:table-cell>
          <table:table-cell office:value-type="float" office:value="41.924651690361" calcext:value-type="float">
            <text:p>41.92465169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.000009896" calcext:value-type="float">
            <text:p>120.000009896</text:p>
          </table:table-cell>
          <table:table-cell office:value-type="float" office:value="39.420681061973" calcext:value-type="float">
            <text:p>39.420681062</text:p>
          </table:table-cell>
          <table:table-cell office:value-type="float" office:value="39.704161398979" calcext:value-type="float">
            <text:p>39.704161399</text:p>
          </table:table-cell>
          <table:table-cell office:value-type="float" office:value="9.308731" calcext:value-type="float">
            <text:p>9.308731</text:p>
          </table:table-cell>
          <table:table-cell office:value-type="float" office:value="10.804848" calcext:value-type="float">
            <text:p>10.804848</text:p>
          </table:table-cell>
          <table:table-cell table:formula="of:=SUM([.B41:.E41])" office:value-type="float" office:value="99.238421460952" calcext:value-type="float">
            <text:p>99.238421461</text:p>
          </table:table-cell>
          <table:table-cell office:value-type="float" office:value="40.761244917478" calcext:value-type="float">
            <text:p>40.7612449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.000028016" calcext:value-type="float">
            <text:p>123.000028016</text:p>
          </table:table-cell>
          <table:table-cell office:value-type="float" office:value="39.679254257465" calcext:value-type="float">
            <text:p>39.6792542575</text:p>
          </table:table-cell>
          <table:table-cell office:value-type="float" office:value="40.660570206319" calcext:value-type="float">
            <text:p>40.6605702063</text:p>
          </table:table-cell>
          <table:table-cell office:value-type="float" office:value="8.812511" calcext:value-type="float">
            <text:p>8.812511</text:p>
          </table:table-cell>
          <table:table-cell office:value-type="float" office:value="10.794084" calcext:value-type="float">
            <text:p>10.794084</text:p>
          </table:table-cell>
          <table:table-cell table:formula="of:=SUM([.B42:.E42])" office:value-type="float" office:value="99.946419463784" calcext:value-type="float">
            <text:p>99.9464194638</text:p>
          </table:table-cell>
          <table:table-cell office:value-type="float" office:value="40.254261635132" calcext:value-type="float">
            <text:p>40.2542616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.000009896" calcext:value-type="float">
            <text:p>126.000009896</text:p>
          </table:table-cell>
          <table:table-cell office:value-type="float" office:value="39.065750513209" calcext:value-type="float">
            <text:p>39.0657505132</text:p>
          </table:table-cell>
          <table:table-cell office:value-type="float" office:value="39.25405208008" calcext:value-type="float">
            <text:p>39.2540520801</text:p>
          </table:table-cell>
          <table:table-cell office:value-type="float" office:value="10.11372" calcext:value-type="float">
            <text:p>10.11372</text:p>
          </table:table-cell>
          <table:table-cell office:value-type="float" office:value="8.491016" calcext:value-type="float">
            <text:p>8.491016</text:p>
          </table:table-cell>
          <table:table-cell table:formula="of:=SUM([.B43:.E43])" office:value-type="float" office:value="96.924538593289" calcext:value-type="float">
            <text:p>96.9245385933</text:p>
          </table:table-cell>
          <table:table-cell office:value-type="float" office:value="39.252401983271" calcext:value-type="float">
            <text:p>39.25240198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.000009896" calcext:value-type="float">
            <text:p>129.000009896</text:p>
          </table:table-cell>
          <table:table-cell office:value-type="float" office:value="38.414131591268" calcext:value-type="float">
            <text:p>38.4141315913</text:p>
          </table:table-cell>
          <table:table-cell office:value-type="float" office:value="40.175010610499" calcext:value-type="float">
            <text:p>40.1750106105</text:p>
          </table:table-cell>
          <table:table-cell office:value-type="float" office:value="10.496442" calcext:value-type="float">
            <text:p>10.496442</text:p>
          </table:table-cell>
          <table:table-cell office:value-type="float" office:value="9.068006" calcext:value-type="float">
            <text:p>9.068006</text:p>
          </table:table-cell>
          <table:table-cell table:formula="of:=SUM([.B44:.E44])" office:value-type="float" office:value="98.153590201767" calcext:value-type="float">
            <text:p>98.1535902018</text:p>
          </table:table-cell>
          <table:table-cell office:value-type="float" office:value="40.212113968922" calcext:value-type="float">
            <text:p>40.21211396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.000009896" calcext:value-type="float">
            <text:p>132.000009896</text:p>
          </table:table-cell>
          <table:table-cell office:value-type="float" office:value="39.681163118332" calcext:value-type="float">
            <text:p>39.6811631183</text:p>
          </table:table-cell>
          <table:table-cell office:value-type="float" office:value="40.221761447269" calcext:value-type="float">
            <text:p>40.2217614473</text:p>
          </table:table-cell>
          <table:table-cell office:value-type="float" office:value="8.753661" calcext:value-type="float">
            <text:p>8.753661</text:p>
          </table:table-cell>
          <table:table-cell office:value-type="float" office:value="9.736522" calcext:value-type="float">
            <text:p>9.736522</text:p>
          </table:table-cell>
          <table:table-cell table:formula="of:=SUM([.B45:.E45])" office:value-type="float" office:value="98.393107565601" calcext:value-type="float">
            <text:p>98.3931075656</text:p>
          </table:table-cell>
          <table:table-cell office:value-type="float" office:value="39.137849632272" calcext:value-type="float">
            <text:p>39.1378496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.000009896" calcext:value-type="float">
            <text:p>135.000009896</text:p>
          </table:table-cell>
          <table:table-cell office:value-type="float" office:value="40.097166940366" calcext:value-type="float">
            <text:p>40.0971669404</text:p>
          </table:table-cell>
          <table:table-cell office:value-type="float" office:value="39.689623773924" calcext:value-type="float">
            <text:p>39.6896237739</text:p>
          </table:table-cell>
          <table:table-cell office:value-type="float" office:value="8.951679" calcext:value-type="float">
            <text:p>8.951679</text:p>
          </table:table-cell>
          <table:table-cell office:value-type="float" office:value="9.650227" calcext:value-type="float">
            <text:p>9.650227</text:p>
          </table:table-cell>
          <table:table-cell table:formula="of:=SUM([.B46:.E46])" office:value-type="float" office:value="98.38869671429" calcext:value-type="float">
            <text:p>98.3886967143</text:p>
          </table:table-cell>
          <table:table-cell office:value-type="float" office:value="39.249572596" calcext:value-type="float">
            <text:p>39.249572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.000009896" calcext:value-type="float">
            <text:p>138.000009896</text:p>
          </table:table-cell>
          <table:table-cell office:value-type="float" office:value="40.581752781637" calcext:value-type="float">
            <text:p>40.5817527816</text:p>
          </table:table-cell>
          <table:table-cell office:value-type="float" office:value="41.375108814548" calcext:value-type="float">
            <text:p>41.3751088145</text:p>
          </table:table-cell>
          <table:table-cell office:value-type="float" office:value="9.987105" calcext:value-type="float">
            <text:p>9.987105</text:p>
          </table:table-cell>
          <table:table-cell office:value-type="float" office:value="8.647201" calcext:value-type="float">
            <text:p>8.647201</text:p>
          </table:table-cell>
          <table:table-cell table:formula="of:=SUM([.B47:.E47])" office:value-type="float" office:value="100.591167596185" calcext:value-type="float">
            <text:p>100.5911675962</text:p>
          </table:table-cell>
          <table:table-cell office:value-type="float" office:value="39.281971872228" calcext:value-type="float">
            <text:p>39.2819718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.000009896" calcext:value-type="float">
            <text:p>141.000009896</text:p>
          </table:table-cell>
          <table:table-cell office:value-type="float" office:value="39.750683557784" calcext:value-type="float">
            <text:p>39.7506835578</text:p>
          </table:table-cell>
          <table:table-cell office:value-type="float" office:value="40.163068678326" calcext:value-type="float">
            <text:p>40.1630686783</text:p>
          </table:table-cell>
          <table:table-cell office:value-type="float" office:value="10.191521" calcext:value-type="float">
            <text:p>10.191521</text:p>
          </table:table-cell>
          <table:table-cell office:value-type="float" office:value="9.449957" calcext:value-type="float">
            <text:p>9.449957</text:p>
          </table:table-cell>
          <table:table-cell table:formula="of:=SUM([.B48:.E48])" office:value-type="float" office:value="99.55523023611" calcext:value-type="float">
            <text:p>99.5552302361</text:p>
          </table:table-cell>
          <table:table-cell office:value-type="float" office:value="40.289144029329" calcext:value-type="float">
            <text:p>40.2891440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.000009896" calcext:value-type="float">
            <text:p>144.000009896</text:p>
          </table:table-cell>
          <table:table-cell office:value-type="float" office:value="39.867086926636" calcext:value-type="float">
            <text:p>39.8670869266</text:p>
          </table:table-cell>
          <table:table-cell office:value-type="float" office:value="39.326378937289" calcext:value-type="float">
            <text:p>39.3263789373</text:p>
          </table:table-cell>
          <table:table-cell office:value-type="float" office:value="10.371992" calcext:value-type="float">
            <text:p>10.371992</text:p>
          </table:table-cell>
          <table:table-cell office:value-type="float" office:value="8.296955" calcext:value-type="float">
            <text:p>8.296955</text:p>
          </table:table-cell>
          <table:table-cell table:formula="of:=SUM([.B49:.E49])" office:value-type="float" office:value="97.862412863925" calcext:value-type="float">
            <text:p>97.8624128639</text:p>
          </table:table-cell>
          <table:table-cell office:value-type="float" office:value="39.316613170695" calcext:value-type="float">
            <text:p>39.31661317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.000009896" calcext:value-type="float">
            <text:p>147.000009896</text:p>
          </table:table-cell>
          <table:table-cell office:value-type="float" office:value="41.041201478796" calcext:value-type="float">
            <text:p>41.0412014788</text:p>
          </table:table-cell>
          <table:table-cell office:value-type="float" office:value="41.399427455438" calcext:value-type="float">
            <text:p>41.3994274554</text:p>
          </table:table-cell>
          <table:table-cell office:value-type="float" office:value="10.723481" calcext:value-type="float">
            <text:p>10.723481</text:p>
          </table:table-cell>
          <table:table-cell office:value-type="float" office:value="12.4814" calcext:value-type="float">
            <text:p>12.4814</text:p>
          </table:table-cell>
          <table:table-cell table:formula="of:=SUM([.B50:.E50])" office:value-type="float" office:value="105.645509934234" calcext:value-type="float">
            <text:p>105.6455099342</text:p>
          </table:table-cell>
          <table:table-cell office:value-type="float" office:value="43.852546876945" calcext:value-type="float">
            <text:p>43.8525468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.000009896" calcext:value-type="float">
            <text:p>150.000009896</text:p>
          </table:table-cell>
          <table:table-cell office:value-type="float" office:value="40.092921072891" calcext:value-type="float">
            <text:p>40.0929210729</text:p>
          </table:table-cell>
          <table:table-cell office:value-type="float" office:value="41.103395168838" calcext:value-type="float">
            <text:p>41.1033951688</text:p>
          </table:table-cell>
          <table:table-cell office:value-type="float" office:value="9.704923" calcext:value-type="float">
            <text:p>9.704923</text:p>
          </table:table-cell>
          <table:table-cell office:value-type="float" office:value="10.149184" calcext:value-type="float">
            <text:p>10.149184</text:p>
          </table:table-cell>
          <table:table-cell table:formula="of:=SUM([.B51:.E51])" office:value-type="float" office:value="101.050423241729" calcext:value-type="float">
            <text:p>101.0504232417</text:p>
          </table:table-cell>
          <table:table-cell office:value-type="float" office:value="40.501773091011" calcext:value-type="float">
            <text:p>40.5017730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.000009896" calcext:value-type="float">
            <text:p>153.000009896</text:p>
          </table:table-cell>
          <table:table-cell office:value-type="float" office:value="40.099785884735" calcext:value-type="float">
            <text:p>40.0997858847</text:p>
          </table:table-cell>
          <table:table-cell office:value-type="float" office:value="39.693155038517" calcext:value-type="float">
            <text:p>39.6931550385</text:p>
          </table:table-cell>
          <table:table-cell office:value-type="float" office:value="11.587381" calcext:value-type="float">
            <text:p>11.587381</text:p>
          </table:table-cell>
          <table:table-cell office:value-type="float" office:value="9.252139" calcext:value-type="float">
            <text:p>9.252139</text:p>
          </table:table-cell>
          <table:table-cell table:formula="of:=SUM([.B52:.E52])" office:value-type="float" office:value="100.632460923252" calcext:value-type="float">
            <text:p>100.6324609233</text:p>
          </table:table-cell>
          <table:table-cell office:value-type="float" office:value="41.487186534732" calcext:value-type="float">
            <text:p>41.4871865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.000009896" calcext:value-type="float">
            <text:p>156.000009896</text:p>
          </table:table-cell>
          <table:table-cell office:value-type="float" office:value="40.10896551481" calcext:value-type="float">
            <text:p>40.1089655148</text:p>
          </table:table-cell>
          <table:table-cell office:value-type="float" office:value="39.703521145288" calcext:value-type="float">
            <text:p>39.7035211453</text:p>
          </table:table-cell>
          <table:table-cell office:value-type="float" office:value="8.981657" calcext:value-type="float">
            <text:p>8.981657</text:p>
          </table:table-cell>
          <table:table-cell office:value-type="float" office:value="10.730574" calcext:value-type="float">
            <text:p>10.730574</text:p>
          </table:table-cell>
          <table:table-cell table:formula="of:=SUM([.B53:.E53])" office:value-type="float" office:value="99.524717660098" calcext:value-type="float">
            <text:p>99.5247176601</text:p>
          </table:table-cell>
          <table:table-cell office:value-type="float" office:value="40.359896646456" calcext:value-type="float">
            <text:p>40.35989664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.000009896" calcext:value-type="float">
            <text:p>159.000009896</text:p>
          </table:table-cell>
          <table:table-cell office:value-type="float" office:value="40.08008475159" calcext:value-type="float">
            <text:p>40.0800847516</text:p>
          </table:table-cell>
          <table:table-cell office:value-type="float" office:value="40.143467578718" calcext:value-type="float">
            <text:p>40.1434675787</text:p>
          </table:table-cell>
          <table:table-cell office:value-type="float" office:value="10.151212" calcext:value-type="float">
            <text:p>10.151212</text:p>
          </table:table-cell>
          <table:table-cell office:value-type="float" office:value="12.203164" calcext:value-type="float">
            <text:p>12.203164</text:p>
          </table:table-cell>
          <table:table-cell table:formula="of:=SUM([.B54:.E54])" office:value-type="float" office:value="102.577928330308" calcext:value-type="float">
            <text:p>102.5779283303</text:p>
          </table:table-cell>
          <table:table-cell office:value-type="float" office:value="43.002042094094" calcext:value-type="float">
            <text:p>43.0020420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.000009896" calcext:value-type="float">
            <text:p>162.000009896</text:p>
          </table:table-cell>
          <table:table-cell office:value-type="float" office:value="40.455628679623" calcext:value-type="float">
            <text:p>40.4556286796</text:p>
          </table:table-cell>
          <table:table-cell office:value-type="float" office:value="40.389738429445" calcext:value-type="float">
            <text:p>40.3897384294</text:p>
          </table:table-cell>
          <table:table-cell office:value-type="float" office:value="10.338424" calcext:value-type="float">
            <text:p>10.338424</text:p>
          </table:table-cell>
          <table:table-cell office:value-type="float" office:value="9.761661" calcext:value-type="float">
            <text:p>9.761661</text:p>
          </table:table-cell>
          <table:table-cell table:formula="of:=SUM([.B55:.E55])" office:value-type="float" office:value="100.945452109068" calcext:value-type="float">
            <text:p>100.9454521091</text:p>
          </table:table-cell>
          <table:table-cell office:value-type="float" office:value="40.747750613869" calcext:value-type="float">
            <text:p>40.7477506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.000009896" calcext:value-type="float">
            <text:p>165.000009896</text:p>
          </table:table-cell>
          <table:table-cell office:value-type="float" office:value="40.275751340468" calcext:value-type="float">
            <text:p>40.2757513405</text:p>
          </table:table-cell>
          <table:table-cell office:value-type="float" office:value="39.785531522304" calcext:value-type="float">
            <text:p>39.7855315223</text:p>
          </table:table-cell>
          <table:table-cell office:value-type="float" office:value="10.830481" calcext:value-type="float">
            <text:p>10.830481</text:p>
          </table:table-cell>
          <table:table-cell office:value-type="float" office:value="11.207139" calcext:value-type="float">
            <text:p>11.207139</text:p>
          </table:table-cell>
          <table:table-cell table:formula="of:=SUM([.B56:.E56])" office:value-type="float" office:value="102.098902862772" calcext:value-type="float">
            <text:p>102.0989028628</text:p>
          </table:table-cell>
          <table:table-cell office:value-type="float" office:value="42.685286508468" calcext:value-type="float">
            <text:p>42.6852865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.000009896" calcext:value-type="float">
            <text:p>168.000009896</text:p>
          </table:table-cell>
          <table:table-cell office:value-type="float" office:value="40.630679991019" calcext:value-type="float">
            <text:p>40.630679991</text:p>
          </table:table-cell>
          <table:table-cell office:value-type="float" office:value="38.518351774377" calcext:value-type="float">
            <text:p>38.5183517744</text:p>
          </table:table-cell>
          <table:table-cell office:value-type="float" office:value="8.70742" calcext:value-type="float">
            <text:p>8.70742</text:p>
          </table:table-cell>
          <table:table-cell office:value-type="float" office:value="11.576527" calcext:value-type="float">
            <text:p>11.576527</text:p>
          </table:table-cell>
          <table:table-cell table:formula="of:=SUM([.B57:.E57])" office:value-type="float" office:value="99.432978765396" calcext:value-type="float">
            <text:p>99.4329787654</text:p>
          </table:table-cell>
          <table:table-cell office:value-type="float" office:value="40.931612361194" calcext:value-type="float">
            <text:p>40.9316123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.000009896" calcext:value-type="float">
            <text:p>171.000009896</text:p>
          </table:table-cell>
          <table:table-cell office:value-type="float" office:value="39.937996423289" calcext:value-type="float">
            <text:p>39.9379964233</text:p>
          </table:table-cell>
          <table:table-cell office:value-type="float" office:value="38.716338263616" calcext:value-type="float">
            <text:p>38.7163382636</text:p>
          </table:table-cell>
          <table:table-cell office:value-type="float" office:value="10.685116" calcext:value-type="float">
            <text:p>10.685116</text:p>
          </table:table-cell>
          <table:table-cell office:value-type="float" office:value="10.669362" calcext:value-type="float">
            <text:p>10.669362</text:p>
          </table:table-cell>
          <table:table-cell table:formula="of:=SUM([.B58:.E58])" office:value-type="float" office:value="100.008812686905" calcext:value-type="float">
            <text:p>100.0088126869</text:p>
          </table:table-cell>
          <table:table-cell office:value-type="float" office:value="42.002144398311" calcext:value-type="float">
            <text:p>42.00214439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.000009896" calcext:value-type="float">
            <text:p>174.000009896</text:p>
          </table:table-cell>
          <table:table-cell office:value-type="float" office:value="40.891939966027" calcext:value-type="float">
            <text:p>40.891939966</text:p>
          </table:table-cell>
          <table:table-cell office:value-type="float" office:value="39.811612847285" calcext:value-type="float">
            <text:p>39.8116128473</text:p>
          </table:table-cell>
          <table:table-cell office:value-type="float" office:value="11.839178" calcext:value-type="float">
            <text:p>11.839178</text:p>
          </table:table-cell>
          <table:table-cell office:value-type="float" office:value="8.240898" calcext:value-type="float">
            <text:p>8.240898</text:p>
          </table:table-cell>
          <table:table-cell table:formula="of:=SUM([.B59:.E59])" office:value-type="float" office:value="100.783628813312" calcext:value-type="float">
            <text:p>100.7836288133</text:p>
          </table:table-cell>
          <table:table-cell office:value-type="float" office:value="40.727741089959" calcext:value-type="float">
            <text:p>40.72774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.000009896" calcext:value-type="float">
            <text:p>177.000009896</text:p>
          </table:table-cell>
          <table:table-cell office:value-type="float" office:value="41.639383217519" calcext:value-type="float">
            <text:p>41.6393832175</text:p>
          </table:table-cell>
          <table:table-cell office:value-type="float" office:value="40.850972930234" calcext:value-type="float">
            <text:p>40.8509729302</text:p>
          </table:table-cell>
          <table:table-cell office:value-type="float" office:value="11.052123" calcext:value-type="float">
            <text:p>11.052123</text:p>
          </table:table-cell>
          <table:table-cell office:value-type="float" office:value="8.74732" calcext:value-type="float">
            <text:p>8.74732</text:p>
          </table:table-cell>
          <table:table-cell table:formula="of:=SUM([.B60:.E60])" office:value-type="float" office:value="102.289799147753" calcext:value-type="float">
            <text:p>102.2897991478</text:p>
          </table:table-cell>
          <table:table-cell office:value-type="float" office:value="40.44710873474" calcext:value-type="float">
            <text:p>40.4471087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.000009896" calcext:value-type="float">
            <text:p>180.000009896</text:p>
          </table:table-cell>
          <table:table-cell office:value-type="float" office:value="40.317519848266" calcext:value-type="float">
            <text:p>40.3175198483</text:p>
          </table:table-cell>
          <table:table-cell office:value-type="float" office:value="38.761249974438" calcext:value-type="float">
            <text:p>38.7612499744</text:p>
          </table:table-cell>
          <table:table-cell office:value-type="float" office:value="10.441061" calcext:value-type="float">
            <text:p>10.441061</text:p>
          </table:table-cell>
          <table:table-cell office:value-type="float" office:value="10.504169" calcext:value-type="float">
            <text:p>10.504169</text:p>
          </table:table-cell>
          <table:table-cell table:formula="of:=SUM([.B61:.E61])" office:value-type="float" office:value="100.023999822704" calcext:value-type="float">
            <text:p>100.0239998227</text:p>
          </table:table-cell>
          <table:table-cell office:value-type="float" office:value="41.592896631691" calcext:value-type="float">
            <text:p>41.59289663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.000009896" calcext:value-type="float">
            <text:p>183.000009896</text:p>
          </table:table-cell>
          <table:table-cell office:value-type="float" office:value="39.604526653136" calcext:value-type="float">
            <text:p>39.6045266531</text:p>
          </table:table-cell>
          <table:table-cell office:value-type="float" office:value="39.188887692413" calcext:value-type="float">
            <text:p>39.1888876924</text:p>
          </table:table-cell>
          <table:table-cell office:value-type="float" office:value="10.754757" calcext:value-type="float">
            <text:p>10.754757</text:p>
          </table:table-cell>
          <table:table-cell office:value-type="float" office:value="11.416542" calcext:value-type="float">
            <text:p>11.416542</text:p>
          </table:table-cell>
          <table:table-cell table:formula="of:=SUM([.B62:.E62])" office:value-type="float" office:value="100.964713345549" calcext:value-type="float">
            <text:p>100.9647133455</text:p>
          </table:table-cell>
          <table:table-cell office:value-type="float" office:value="42.81896563411" calcext:value-type="float">
            <text:p>42.81896563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.000009896" calcext:value-type="float">
            <text:p>186.000009896</text:p>
          </table:table-cell>
          <table:table-cell office:value-type="float" office:value="38.736226724129" calcext:value-type="float">
            <text:p>38.7362267241</text:p>
          </table:table-cell>
          <table:table-cell office:value-type="float" office:value="41.269302374303" calcext:value-type="float">
            <text:p>41.2693023743</text:p>
          </table:table-cell>
          <table:table-cell office:value-type="float" office:value="9.858761" calcext:value-type="float">
            <text:p>9.858761</text:p>
          </table:table-cell>
          <table:table-cell office:value-type="float" office:value="8.321393" calcext:value-type="float">
            <text:p>8.321393</text:p>
          </table:table-cell>
          <table:table-cell table:formula="of:=SUM([.B63:.E63])" office:value-type="float" office:value="98.185683098432" calcext:value-type="float">
            <text:p>98.1856830984</text:p>
          </table:table-cell>
          <table:table-cell office:value-type="float" office:value="38.827819787455" calcext:value-type="float">
            <text:p>38.82781978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.000009896" calcext:value-type="float">
            <text:p>189.000009896</text:p>
          </table:table-cell>
          <table:table-cell office:value-type="float" office:value="40.276095062599" calcext:value-type="float">
            <text:p>40.2760950626</text:p>
          </table:table-cell>
          <table:table-cell office:value-type="float" office:value="38.608922646995" calcext:value-type="float">
            <text:p>38.608922647</text:p>
          </table:table-cell>
          <table:table-cell office:value-type="float" office:value="9.878729" calcext:value-type="float">
            <text:p>9.878729</text:p>
          </table:table-cell>
          <table:table-cell office:value-type="float" office:value="9.67127" calcext:value-type="float">
            <text:p>9.67127</text:p>
          </table:table-cell>
          <table:table-cell table:formula="of:=SUM([.B64:.E64])" office:value-type="float" office:value="98.435016709594" calcext:value-type="float">
            <text:p>98.4350167096</text:p>
          </table:table-cell>
          <table:table-cell office:value-type="float" office:value="40.197665342897" calcext:value-type="float">
            <text:p>40.1976653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.000009896" calcext:value-type="float">
            <text:p>192.000009896</text:p>
          </table:table-cell>
          <table:table-cell office:value-type="float" office:value="40.281583589327" calcext:value-type="float">
            <text:p>40.2815835893</text:p>
          </table:table-cell>
          <table:table-cell office:value-type="float" office:value="38.221102662272" calcext:value-type="float">
            <text:p>38.2211026623</text:p>
          </table:table-cell>
          <table:table-cell office:value-type="float" office:value="10.343387" calcext:value-type="float">
            <text:p>10.343387</text:p>
          </table:table-cell>
          <table:table-cell office:value-type="float" office:value="10.664552" calcext:value-type="float">
            <text:p>10.664552</text:p>
          </table:table-cell>
          <table:table-cell table:formula="of:=SUM([.B65:.E65])" office:value-type="float" office:value="99.510625251599" calcext:value-type="float">
            <text:p>99.5106252516</text:p>
          </table:table-cell>
          <table:table-cell office:value-type="float" office:value="41.655605011541" calcext:value-type="float">
            <text:p>41.6556050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.000009896" calcext:value-type="float">
            <text:p>195.000009896</text:p>
          </table:table-cell>
          <table:table-cell office:value-type="float" office:value="40.894077481014" calcext:value-type="float">
            <text:p>40.894077481</text:p>
          </table:table-cell>
          <table:table-cell office:value-type="float" office:value="39.896271244279" calcext:value-type="float">
            <text:p>39.8962712443</text:p>
          </table:table-cell>
          <table:table-cell office:value-type="float" office:value="9.510957" calcext:value-type="float">
            <text:p>9.510957</text:p>
          </table:table-cell>
          <table:table-cell office:value-type="float" office:value="9.395442" calcext:value-type="float">
            <text:p>9.395442</text:p>
          </table:table-cell>
          <table:table-cell table:formula="of:=SUM([.B66:.E66])" office:value-type="float" office:value="99.696747725293" calcext:value-type="float">
            <text:p>99.6967477253</text:p>
          </table:table-cell>
          <table:table-cell office:value-type="float" office:value="39.554064487251" calcext:value-type="float">
            <text:p>39.55406448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.000009896" calcext:value-type="float">
            <text:p>198.000009896</text:p>
          </table:table-cell>
          <table:table-cell office:value-type="float" office:value="40.142832278346" calcext:value-type="float">
            <text:p>40.1428322783</text:p>
          </table:table-cell>
          <table:table-cell office:value-type="float" office:value="39.27460105182" calcext:value-type="float">
            <text:p>39.2746010518</text:p>
          </table:table-cell>
          <table:table-cell office:value-type="float" office:value="9.202135" calcext:value-type="float">
            <text:p>9.202135</text:p>
          </table:table-cell>
          <table:table-cell office:value-type="float" office:value="11.065475" calcext:value-type="float">
            <text:p>11.065475</text:p>
          </table:table-cell>
          <table:table-cell table:formula="of:=SUM([.B67:.E67])" office:value-type="float" office:value="99.685043330166" calcext:value-type="float">
            <text:p>99.6850433302</text:p>
          </table:table-cell>
          <table:table-cell office:value-type="float" office:value="40.915276592336" calcext:value-type="float">
            <text:p>40.91527659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.000009896" calcext:value-type="float">
            <text:p>201.000009896</text:p>
          </table:table-cell>
          <table:table-cell office:value-type="float" office:value="41.341591475281" calcext:value-type="float">
            <text:p>41.3415914753</text:p>
          </table:table-cell>
          <table:table-cell office:value-type="float" office:value="39.391938120509" calcext:value-type="float">
            <text:p>39.3919381205</text:p>
          </table:table-cell>
          <table:table-cell office:value-type="float" office:value="7.612483" calcext:value-type="float">
            <text:p>7.612483</text:p>
          </table:table-cell>
          <table:table-cell office:value-type="float" office:value="8.835406" calcext:value-type="float">
            <text:p>8.835406</text:p>
          </table:table-cell>
          <table:table-cell table:formula="of:=SUM([.B68:.E68])" office:value-type="float" office:value="97.18141859579" calcext:value-type="float">
            <text:p>97.1814185958</text:p>
          </table:table-cell>
          <table:table-cell office:value-type="float" office:value="37.095554894886" calcext:value-type="float">
            <text:p>37.09555489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.000009896" calcext:value-type="float">
            <text:p>204.000009896</text:p>
          </table:table-cell>
          <table:table-cell office:value-type="float" office:value="38.861741190809" calcext:value-type="float">
            <text:p>38.8617411908</text:p>
          </table:table-cell>
          <table:table-cell office:value-type="float" office:value="38.888898791758" calcext:value-type="float">
            <text:p>38.8888987918</text:p>
          </table:table-cell>
          <table:table-cell office:value-type="float" office:value="10.053295" calcext:value-type="float">
            <text:p>10.053295</text:p>
          </table:table-cell>
          <table:table-cell office:value-type="float" office:value="9.651382" calcext:value-type="float">
            <text:p>9.651382</text:p>
          </table:table-cell>
          <table:table-cell table:formula="of:=SUM([.B69:.E69])" office:value-type="float" office:value="97.455316982567" calcext:value-type="float">
            <text:p>97.4553169826</text:p>
          </table:table-cell>
          <table:table-cell office:value-type="float" office:value="40.352343036222" calcext:value-type="float">
            <text:p>40.35234303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.000009896" calcext:value-type="float">
            <text:p>207.000009896</text:p>
          </table:table-cell>
          <table:table-cell office:value-type="float" office:value="39.353963878626" calcext:value-type="float">
            <text:p>39.3539638786</text:p>
          </table:table-cell>
          <table:table-cell office:value-type="float" office:value="39.372467837299" calcext:value-type="float">
            <text:p>39.3724678373</text:p>
          </table:table-cell>
          <table:table-cell office:value-type="float" office:value="10.103761" calcext:value-type="float">
            <text:p>10.103761</text:p>
          </table:table-cell>
          <table:table-cell office:value-type="float" office:value="10.746266" calcext:value-type="float">
            <text:p>10.746266</text:p>
          </table:table-cell>
          <table:table-cell table:formula="of:=SUM([.B70:.E70])" office:value-type="float" office:value="99.576458715925" calcext:value-type="float">
            <text:p>99.5764587159</text:p>
          </table:table-cell>
          <table:table-cell office:value-type="float" office:value="41.497692322704" calcext:value-type="float">
            <text:p>41.4976923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.000009896" calcext:value-type="float">
            <text:p>210.000009896</text:p>
          </table:table-cell>
          <table:table-cell office:value-type="float" office:value="41.011750329537" calcext:value-type="float">
            <text:p>41.0117503295</text:p>
          </table:table-cell>
          <table:table-cell office:value-type="float" office:value="40.036470053453" calcext:value-type="float">
            <text:p>40.0364700535</text:p>
          </table:table-cell>
          <table:table-cell office:value-type="float" office:value="10.122503" calcext:value-type="float">
            <text:p>10.122503</text:p>
          </table:table-cell>
          <table:table-cell office:value-type="float" office:value="10.320559" calcext:value-type="float">
            <text:p>10.320559</text:p>
          </table:table-cell>
          <table:table-cell table:formula="of:=SUM([.B71:.E71])" office:value-type="float" office:value="101.49128238299" calcext:value-type="float">
            <text:p>101.491282383</text:p>
          </table:table-cell>
          <table:table-cell office:value-type="float" office:value="41.090727557976" calcext:value-type="float">
            <text:p>41.0907275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.000009896" calcext:value-type="float">
            <text:p>213.000009896</text:p>
          </table:table-cell>
          <table:table-cell office:value-type="float" office:value="40.055503030399" calcext:value-type="float">
            <text:p>40.0555030304</text:p>
          </table:table-cell>
          <table:table-cell office:value-type="float" office:value="38.874770126002" calcext:value-type="float">
            <text:p>38.874770126</text:p>
          </table:table-cell>
          <table:table-cell office:value-type="float" office:value="8.844286" calcext:value-type="float">
            <text:p>8.844286</text:p>
          </table:table-cell>
          <table:table-cell office:value-type="float" office:value="10.86459" calcext:value-type="float">
            <text:p>10.86459</text:p>
          </table:table-cell>
          <table:table-cell table:formula="of:=SUM([.B72:.E72])" office:value-type="float" office:value="98.639149156401" calcext:value-type="float">
            <text:p>98.6391491564</text:p>
          </table:table-cell>
          <table:table-cell office:value-type="float" office:value="40.356541859426" calcext:value-type="float">
            <text:p>40.35654185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.000009896" calcext:value-type="float">
            <text:p>216.000009896</text:p>
          </table:table-cell>
          <table:table-cell office:value-type="float" office:value="41.39610302036" calcext:value-type="float">
            <text:p>41.3961030204</text:p>
          </table:table-cell>
          <table:table-cell office:value-type="float" office:value="40.023497377964" calcext:value-type="float">
            <text:p>40.023497378</text:p>
          </table:table-cell>
          <table:table-cell office:value-type="float" office:value="10.881885" calcext:value-type="float">
            <text:p>10.881885</text:p>
          </table:table-cell>
          <table:table-cell office:value-type="float" office:value="10.962496" calcext:value-type="float">
            <text:p>10.962496</text:p>
          </table:table-cell>
          <table:table-cell table:formula="of:=SUM([.B73:.E73])" office:value-type="float" office:value="103.263981398324" calcext:value-type="float">
            <text:p>103.2639813983</text:p>
          </table:table-cell>
          <table:table-cell office:value-type="float" office:value="42.492046504455" calcext:value-type="float">
            <text:p>42.49204650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9.000009896" calcext:value-type="float">
            <text:p>219.000009896</text:p>
          </table:table-cell>
          <table:table-cell office:value-type="float" office:value="39.527736910626" calcext:value-type="float">
            <text:p>39.5277369106</text:p>
          </table:table-cell>
          <table:table-cell office:value-type="float" office:value="39.278585509516" calcext:value-type="float">
            <text:p>39.2785855095</text:p>
          </table:table-cell>
          <table:table-cell office:value-type="float" office:value="11.699919" calcext:value-type="float">
            <text:p>11.699919</text:p>
          </table:table-cell>
          <table:table-cell office:value-type="float" office:value="11.150397" calcext:value-type="float">
            <text:p>11.150397</text:p>
          </table:table-cell>
          <table:table-cell table:formula="of:=SUM([.B74:.E74])" office:value-type="float" office:value="101.656638420142" calcext:value-type="float">
            <text:p>101.6566384201</text:p>
          </table:table-cell>
          <table:table-cell office:value-type="float" office:value="43.497981856795" calcext:value-type="float">
            <text:p>43.4979818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.000009896" calcext:value-type="float">
            <text:p>222.000009896</text:p>
          </table:table-cell>
          <table:table-cell office:value-type="float" office:value="39.107384654458" calcext:value-type="float">
            <text:p>39.1073846545</text:p>
          </table:table-cell>
          <table:table-cell office:value-type="float" office:value="39.73713393267" calcext:value-type="float">
            <text:p>39.7371339327</text:p>
          </table:table-cell>
          <table:table-cell office:value-type="float" office:value="9.606695" calcext:value-type="float">
            <text:p>9.606695</text:p>
          </table:table-cell>
          <table:table-cell office:value-type="float" office:value="11.382647" calcext:value-type="float">
            <text:p>11.382647</text:p>
          </table:table-cell>
          <table:table-cell table:formula="of:=SUM([.B75:.E75])" office:value-type="float" office:value="99.833860587128" calcext:value-type="float">
            <text:p>99.8338605871</text:p>
          </table:table-cell>
          <table:table-cell office:value-type="float" office:value="41.637007911074" calcext:value-type="float">
            <text:p>41.6370079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.000009896" calcext:value-type="float">
            <text:p>225.000009896</text:p>
          </table:table-cell>
          <table:table-cell office:value-type="float" office:value="39.833639346349" calcext:value-type="float">
            <text:p>39.8336393463</text:p>
          </table:table-cell>
          <table:table-cell office:value-type="float" office:value="39.072242841158" calcext:value-type="float">
            <text:p>39.0722428412</text:p>
          </table:table-cell>
          <table:table-cell office:value-type="float" office:value="11.772" calcext:value-type="float">
            <text:p>11.772</text:p>
          </table:table-cell>
          <table:table-cell office:value-type="float" office:value="9.738282" calcext:value-type="float">
            <text:p>9.738282</text:p>
          </table:table-cell>
          <table:table-cell table:formula="of:=SUM([.B76:.E76])" office:value-type="float" office:value="100.416164187507" calcext:value-type="float">
            <text:p>100.4161641875</text:p>
          </table:table-cell>
          <table:table-cell office:value-type="float" office:value="42.157948667295" calcext:value-type="float">
            <text:p>42.15794866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.000009896" calcext:value-type="float">
            <text:p>228.000009896</text:p>
          </table:table-cell>
          <table:table-cell office:value-type="float" office:value="40.806125550786" calcext:value-type="float">
            <text:p>40.8061255508</text:p>
          </table:table-cell>
          <table:table-cell office:value-type="float" office:value="39.756520996244" calcext:value-type="float">
            <text:p>39.7565209962</text:p>
          </table:table-cell>
          <table:table-cell office:value-type="float" office:value="8.284605" calcext:value-type="float">
            <text:p>8.284605</text:p>
          </table:table-cell>
          <table:table-cell office:value-type="float" office:value="10.037961" calcext:value-type="float">
            <text:p>10.037961</text:p>
          </table:table-cell>
          <table:table-cell table:formula="of:=SUM([.B77:.E77])" office:value-type="float" office:value="98.88521254703" calcext:value-type="float">
            <text:p>98.885212547</text:p>
          </table:table-cell>
          <table:table-cell office:value-type="float" office:value="38.970231608216" calcext:value-type="float">
            <text:p>38.97023160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.000009896" calcext:value-type="float">
            <text:p>231.000009896</text:p>
          </table:table-cell>
          <table:table-cell office:value-type="float" office:value="40.389782084919" calcext:value-type="float">
            <text:p>40.3897820849</text:p>
          </table:table-cell>
          <table:table-cell office:value-type="float" office:value="40.180445908961" calcext:value-type="float">
            <text:p>40.180445909</text:p>
          </table:table-cell>
          <table:table-cell office:value-type="float" office:value="10.064801" calcext:value-type="float">
            <text:p>10.064801</text:p>
          </table:table-cell>
          <table:table-cell office:value-type="float" office:value="11.851675" calcext:value-type="float">
            <text:p>11.851675</text:p>
          </table:table-cell>
          <table:table-cell table:formula="of:=SUM([.B78:.E78])" office:value-type="float" office:value="102.48670399388" calcext:value-type="float">
            <text:p>102.4867039939</text:p>
          </table:table-cell>
          <table:table-cell office:value-type="float" office:value="42.564141061972" calcext:value-type="float">
            <text:p>42.5641410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.000009896" calcext:value-type="float">
            <text:p>234.000009896</text:p>
          </table:table-cell>
          <table:table-cell office:value-type="float" office:value="39.126095661502" calcext:value-type="float">
            <text:p>39.1260956615</text:p>
          </table:table-cell>
          <table:table-cell office:value-type="float" office:value="39.721139164495" calcext:value-type="float">
            <text:p>39.7211391645</text:p>
          </table:table-cell>
          <table:table-cell office:value-type="float" office:value="9.704004" calcext:value-type="float">
            <text:p>9.704004</text:p>
          </table:table-cell>
          <table:table-cell office:value-type="float" office:value="8.478829" calcext:value-type="float">
            <text:p>8.478829</text:p>
          </table:table-cell>
          <table:table-cell table:formula="of:=SUM([.B79:.E79])" office:value-type="float" office:value="97.030067825997" calcext:value-type="float">
            <text:p>97.030067826</text:p>
          </table:table-cell>
          <table:table-cell office:value-type="float" office:value="38.830498807507" calcext:value-type="float">
            <text:p>38.8304988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7.000009896" calcext:value-type="float">
            <text:p>237.000009896</text:p>
          </table:table-cell>
          <table:table-cell office:value-type="float" office:value="39.460283023195" calcext:value-type="float">
            <text:p>39.4602830232</text:p>
          </table:table-cell>
          <table:table-cell office:value-type="float" office:value="39.972048728461" calcext:value-type="float">
            <text:p>39.9720487285</text:p>
          </table:table-cell>
          <table:table-cell office:value-type="float" office:value="10.216526" calcext:value-type="float">
            <text:p>10.216526</text:p>
          </table:table-cell>
          <table:table-cell office:value-type="float" office:value="8.146121" calcext:value-type="float">
            <text:p>8.146121</text:p>
          </table:table-cell>
          <table:table-cell table:formula="of:=SUM([.B80:.E80])" office:value-type="float" office:value="97.794978751656" calcext:value-type="float">
            <text:p>97.7949787517</text:p>
          </table:table-cell>
          <table:table-cell office:value-type="float" office:value="39.010313296348" calcext:value-type="float">
            <text:p>39.01031329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.000009896" calcext:value-type="float">
            <text:p>240.000009896</text:p>
          </table:table-cell>
          <table:table-cell office:value-type="float" office:value="39.052810575835" calcext:value-type="float">
            <text:p>39.0528105758</text:p>
          </table:table-cell>
          <table:table-cell office:value-type="float" office:value="39.869961859871" calcext:value-type="float">
            <text:p>39.8699618599</text:p>
          </table:table-cell>
          <table:table-cell office:value-type="float" office:value="10.992686" calcext:value-type="float">
            <text:p>10.992686</text:p>
          </table:table-cell>
          <table:table-cell office:value-type="float" office:value="9.587721" calcext:value-type="float">
            <text:p>9.587721</text:p>
          </table:table-cell>
          <table:table-cell table:formula="of:=SUM([.B81:.E81])" office:value-type="float" office:value="99.503179435706" calcext:value-type="float">
            <text:p>99.5031794357</text:p>
          </table:table-cell>
          <table:table-cell office:value-type="float" office:value="41.228073568485" calcext:value-type="float">
            <text:p>41.22807356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3.000009896" calcext:value-type="float">
            <text:p>243.000009896</text:p>
          </table:table-cell>
          <table:table-cell office:value-type="float" office:value="39.160269287507" calcext:value-type="float">
            <text:p>39.1602692875</text:p>
          </table:table-cell>
          <table:table-cell office:value-type="float" office:value="41.065127254432" calcext:value-type="float">
            <text:p>41.0651272544</text:p>
          </table:table-cell>
          <table:table-cell office:value-type="float" office:value="10.86051" calcext:value-type="float">
            <text:p>10.86051</text:p>
          </table:table-cell>
          <table:table-cell office:value-type="float" office:value="8.669136" calcext:value-type="float">
            <text:p>8.669136</text:p>
          </table:table-cell>
          <table:table-cell table:formula="of:=SUM([.B82:.E82])" office:value-type="float" office:value="99.755042541939" calcext:value-type="float">
            <text:p>99.7550425419</text:p>
          </table:table-cell>
          <table:table-cell office:value-type="float" office:value="40.177312211449" calcext:value-type="float">
            <text:p>40.1773122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6.000028016" calcext:value-type="float">
            <text:p>246.000028016</text:p>
          </table:table-cell>
          <table:table-cell office:value-type="float" office:value="39.63737231458" calcext:value-type="float">
            <text:p>39.6373723146</text:p>
          </table:table-cell>
          <table:table-cell office:value-type="float" office:value="40.902208458831" calcext:value-type="float">
            <text:p>40.9022084588</text:p>
          </table:table-cell>
          <table:table-cell office:value-type="float" office:value="10.387729" calcext:value-type="float">
            <text:p>10.387729</text:p>
          </table:table-cell>
          <table:table-cell office:value-type="float" office:value="10.019817" calcext:value-type="float">
            <text:p>10.019817</text:p>
          </table:table-cell>
          <table:table-cell table:formula="of:=SUM([.B83:.E83])" office:value-type="float" office:value="100.947126773411" calcext:value-type="float">
            <text:p>100.9471267734</text:p>
          </table:table-cell>
          <table:table-cell office:value-type="float" office:value="41.055211445446" calcext:value-type="float">
            <text:p>41.0552114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9.000009896" calcext:value-type="float">
            <text:p>249.000009896</text:p>
          </table:table-cell>
          <table:table-cell office:value-type="float" office:value="40.761681575349" calcext:value-type="float">
            <text:p>40.7616815753</text:p>
          </table:table-cell>
          <table:table-cell office:value-type="float" office:value="41.545974798847" calcext:value-type="float">
            <text:p>41.5459747988</text:p>
          </table:table-cell>
          <table:table-cell office:value-type="float" office:value="12.551376" calcext:value-type="float">
            <text:p>12.551376</text:p>
          </table:table-cell>
          <table:table-cell office:value-type="float" office:value="9.917477" calcext:value-type="float">
            <text:p>9.917477</text:p>
          </table:table-cell>
          <table:table-cell table:formula="of:=SUM([.B84:.E84])" office:value-type="float" office:value="104.776509374196" calcext:value-type="float">
            <text:p>104.7765093742</text:p>
          </table:table-cell>
          <table:table-cell office:value-type="float" office:value="43.116519167338" calcext:value-type="float">
            <text:p>43.11651916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.000009896" calcext:value-type="float">
            <text:p>252.000009896</text:p>
          </table:table-cell>
          <table:table-cell office:value-type="float" office:value="39.254408163981" calcext:value-type="float">
            <text:p>39.254408164</text:p>
          </table:table-cell>
          <table:table-cell office:value-type="float" office:value="40.100176136567" calcext:value-type="float">
            <text:p>40.1001761366</text:p>
          </table:table-cell>
          <table:table-cell office:value-type="float" office:value="7.83827" calcext:value-type="float">
            <text:p>7.83827</text:p>
          </table:table-cell>
          <table:table-cell office:value-type="float" office:value="8.390491" calcext:value-type="float">
            <text:p>8.390491</text:p>
          </table:table-cell>
          <table:table-cell table:formula="of:=SUM([.B85:.E85])" office:value-type="float" office:value="95.583345300548" calcext:value-type="float">
            <text:p>95.5833453005</text:p>
          </table:table-cell>
          <table:table-cell office:value-type="float" office:value="36.87642709336" calcext:value-type="float">
            <text:p>36.87642709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.000009896" calcext:value-type="float">
            <text:p>255.000009896</text:p>
          </table:table-cell>
          <table:table-cell office:value-type="float" office:value="38.969089758389" calcext:value-type="float">
            <text:p>38.9690897584</text:p>
          </table:table-cell>
          <table:table-cell office:value-type="float" office:value="39.688682350122" calcext:value-type="float">
            <text:p>39.6886823501</text:p>
          </table:table-cell>
          <table:table-cell office:value-type="float" office:value="8.910322" calcext:value-type="float">
            <text:p>8.910322</text:p>
          </table:table-cell>
          <table:table-cell office:value-type="float" office:value="11.173642" calcext:value-type="float">
            <text:p>11.173642</text:p>
          </table:table-cell>
          <table:table-cell table:formula="of:=SUM([.B86:.E86])" office:value-type="float" office:value="98.741736108511" calcext:value-type="float">
            <text:p>98.7417361085</text:p>
          </table:table-cell>
          <table:table-cell office:value-type="float" office:value="40.731630123272" calcext:value-type="float">
            <text:p>40.73163012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.000009896" calcext:value-type="float">
            <text:p>258.000009896</text:p>
          </table:table-cell>
          <table:table-cell office:value-type="float" office:value="39.181927485562" calcext:value-type="float">
            <text:p>39.1819274856</text:p>
          </table:table-cell>
          <table:table-cell office:value-type="float" office:value="38.418970401644" calcext:value-type="float">
            <text:p>38.4189704016</text:p>
          </table:table-cell>
          <table:table-cell office:value-type="float" office:value="10.507947" calcext:value-type="float">
            <text:p>10.507947</text:p>
          </table:table-cell>
          <table:table-cell office:value-type="float" office:value="8.991251" calcext:value-type="float">
            <text:p>8.991251</text:p>
          </table:table-cell>
          <table:table-cell table:formula="of:=SUM([.B87:.E87])" office:value-type="float" office:value="97.100095887206" calcext:value-type="float">
            <text:p>97.1000958872</text:p>
          </table:table-cell>
          <table:table-cell office:value-type="float" office:value="40.146864206374" calcext:value-type="float">
            <text:p>40.14686420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.000009896" calcext:value-type="float">
            <text:p>261.000009896</text:p>
          </table:table-cell>
          <table:table-cell office:value-type="float" office:value="40.964310391957" calcext:value-type="float">
            <text:p>40.964310392</text:p>
          </table:table-cell>
          <table:table-cell office:value-type="float" office:value="38.889912634824" calcext:value-type="float">
            <text:p>38.8899126348</text:p>
          </table:table-cell>
          <table:table-cell office:value-type="float" office:value="9.417454" calcext:value-type="float">
            <text:p>9.417454</text:p>
          </table:table-cell>
          <table:table-cell office:value-type="float" office:value="10.365653" calcext:value-type="float">
            <text:p>10.365653</text:p>
          </table:table-cell>
          <table:table-cell table:formula="of:=SUM([.B88:.E88])" office:value-type="float" office:value="99.637330026781" calcext:value-type="float">
            <text:p>99.6373300268</text:p>
          </table:table-cell>
          <table:table-cell office:value-type="float" office:value="40.430773068354" calcext:value-type="float">
            <text:p>40.43077306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.000009896" calcext:value-type="float">
            <text:p>264.000009896</text:p>
          </table:table-cell>
          <table:table-cell office:value-type="float" office:value="39.187440055419" calcext:value-type="float">
            <text:p>39.1874400554</text:p>
          </table:table-cell>
          <table:table-cell office:value-type="float" office:value="40.689159593769" calcext:value-type="float">
            <text:p>40.6891595938</text:p>
          </table:table-cell>
          <table:table-cell office:value-type="float" office:value="8.544392" calcext:value-type="float">
            <text:p>8.544392</text:p>
          </table:table-cell>
          <table:table-cell office:value-type="float" office:value="12.132005" calcext:value-type="float">
            <text:p>12.132005</text:p>
          </table:table-cell>
          <table:table-cell table:formula="of:=SUM([.B89:.E89])" office:value-type="float" office:value="100.552996649188" calcext:value-type="float">
            <text:p>100.5529966492</text:p>
          </table:table-cell>
          <table:table-cell office:value-type="float" office:value="41.324063199994" calcext:value-type="float">
            <text:p>41.32406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.000009896" calcext:value-type="float">
            <text:p>267.000009896</text:p>
          </table:table-cell>
          <table:table-cell office:value-type="float" office:value="41.294956460739" calcext:value-type="float">
            <text:p>41.2949564607</text:p>
          </table:table-cell>
          <table:table-cell office:value-type="float" office:value="39.958851173169" calcext:value-type="float">
            <text:p>39.9588511732</text:p>
          </table:table-cell>
          <table:table-cell office:value-type="float" office:value="7.500272" calcext:value-type="float">
            <text:p>7.500272</text:p>
          </table:table-cell>
          <table:table-cell office:value-type="float" office:value="10.002924" calcext:value-type="float">
            <text:p>10.002924</text:p>
          </table:table-cell>
          <table:table-cell table:formula="of:=SUM([.B90:.E90])" office:value-type="float" office:value="98.757003633908" calcext:value-type="float">
            <text:p>98.7570036339</text:p>
          </table:table-cell>
          <table:table-cell office:value-type="float" office:value="38.150862179229" calcext:value-type="float">
            <text:p>38.1508621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.000009896" calcext:value-type="float">
            <text:p>270.000009896</text:p>
          </table:table-cell>
          <table:table-cell office:value-type="float" office:value="40.583172310855" calcext:value-type="float">
            <text:p>40.5831723109</text:p>
          </table:table-cell>
          <table:table-cell office:value-type="float" office:value="38.943338919273" calcext:value-type="float">
            <text:p>38.9433389193</text:p>
          </table:table-cell>
          <table:table-cell office:value-type="float" office:value="9.450501" calcext:value-type="float">
            <text:p>9.450501</text:p>
          </table:table-cell>
          <table:table-cell office:value-type="float" office:value="8.319651" calcext:value-type="float">
            <text:p>8.319651</text:p>
          </table:table-cell>
          <table:table-cell table:formula="of:=SUM([.B91:.E91])" office:value-type="float" office:value="97.296663230128" calcext:value-type="float">
            <text:p>97.2966632301</text:p>
          </table:table-cell>
          <table:table-cell office:value-type="float" office:value="38.417818211482" calcext:value-type="float">
            <text:p>38.4178182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.000009896" calcext:value-type="float">
            <text:p>273.000009896</text:p>
          </table:table-cell>
          <table:table-cell office:value-type="float" office:value="39.778243612911" calcext:value-type="float">
            <text:p>39.7782436129</text:p>
          </table:table-cell>
          <table:table-cell office:value-type="float" office:value="38.77575555867" calcext:value-type="float">
            <text:p>38.7757555587</text:p>
          </table:table-cell>
          <table:table-cell office:value-type="float" office:value="8.107439" calcext:value-type="float">
            <text:p>8.107439</text:p>
          </table:table-cell>
          <table:table-cell office:value-type="float" office:value="12.947768" calcext:value-type="float">
            <text:p>12.947768</text:p>
          </table:table-cell>
          <table:table-cell table:formula="of:=SUM([.B92:.E92])" office:value-type="float" office:value="99.609206171581" calcext:value-type="float">
            <text:p>99.6092061716</text:p>
          </table:table-cell>
          <table:table-cell office:value-type="float" office:value="41.702873008414" calcext:value-type="float">
            <text:p>41.7028730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6.000009896" calcext:value-type="float">
            <text:p>276.000009896</text:p>
          </table:table-cell>
          <table:table-cell office:value-type="float" office:value="40.759839087047" calcext:value-type="float">
            <text:p>40.759839087</text:p>
          </table:table-cell>
          <table:table-cell office:value-type="float" office:value="38.827109153955" calcext:value-type="float">
            <text:p>38.827109154</text:p>
          </table:table-cell>
          <table:table-cell office:value-type="float" office:value="10.19117" calcext:value-type="float">
            <text:p>10.19117</text:p>
          </table:table-cell>
          <table:table-cell office:value-type="float" office:value="9.865176" calcext:value-type="float">
            <text:p>9.865176</text:p>
          </table:table-cell>
          <table:table-cell table:formula="of:=SUM([.B93:.E93])" office:value-type="float" office:value="99.643294241002" calcext:value-type="float">
            <text:p>99.643294241</text:p>
          </table:table-cell>
          <table:table-cell office:value-type="float" office:value="40.7040123204" calcext:value-type="float">
            <text:p>40.7040123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9.000009896" calcext:value-type="float">
            <text:p>279.000009896</text:p>
          </table:table-cell>
          <table:table-cell office:value-type="float" office:value="39.50861280794" calcext:value-type="float">
            <text:p>39.5086128079</text:p>
          </table:table-cell>
          <table:table-cell office:value-type="float" office:value="38.620102930796" calcext:value-type="float">
            <text:p>38.6201029308</text:p>
          </table:table-cell>
          <table:table-cell office:value-type="float" office:value="12.545748" calcext:value-type="float">
            <text:p>12.545748</text:p>
          </table:table-cell>
          <table:table-cell office:value-type="float" office:value="10.098905" calcext:value-type="float">
            <text:p>10.098905</text:p>
          </table:table-cell>
          <table:table-cell table:formula="of:=SUM([.B94:.E94])" office:value-type="float" office:value="100.773368738736" calcext:value-type="float">
            <text:p>100.7733687387</text:p>
          </table:table-cell>
          <table:table-cell office:value-type="float" office:value="43.292319510427" calcext:value-type="float">
            <text:p>43.2923195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.000009896" calcext:value-type="float">
            <text:p>282.000009896</text:p>
          </table:table-cell>
          <table:table-cell office:value-type="float" office:value="39.761044399141" calcext:value-type="float">
            <text:p>39.7610443991</text:p>
          </table:table-cell>
          <table:table-cell office:value-type="float" office:value="41.339233051393" calcext:value-type="float">
            <text:p>41.3392330514</text:p>
          </table:table-cell>
          <table:table-cell office:value-type="float" office:value="8.951832" calcext:value-type="float">
            <text:p>8.951832</text:p>
          </table:table-cell>
          <table:table-cell office:value-type="float" office:value="9.235539" calcext:value-type="float">
            <text:p>9.235539</text:p>
          </table:table-cell>
          <table:table-cell table:formula="of:=SUM([.B95:.E95])" office:value-type="float" office:value="99.287648450534" calcext:value-type="float">
            <text:p>99.2876484505</text:p>
          </table:table-cell>
          <table:table-cell office:value-type="float" office:value="38.835036200875" calcext:value-type="float">
            <text:p>38.8350362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.000009896" calcext:value-type="float">
            <text:p>285.000009896</text:p>
          </table:table-cell>
          <table:table-cell office:value-type="float" office:value="39.583774409091" calcext:value-type="float">
            <text:p>39.5837744091</text:p>
          </table:table-cell>
          <table:table-cell office:value-type="float" office:value="38.206524518029" calcext:value-type="float">
            <text:p>38.206524518</text:p>
          </table:table-cell>
          <table:table-cell office:value-type="float" office:value="10.435134" calcext:value-type="float">
            <text:p>10.435134</text:p>
          </table:table-cell>
          <table:table-cell office:value-type="float" office:value="9.407135" calcext:value-type="float">
            <text:p>9.407135</text:p>
          </table:table-cell>
          <table:table-cell table:formula="of:=SUM([.B96:.E96])" office:value-type="float" office:value="97.63256792712" calcext:value-type="float">
            <text:p>97.6325679271</text:p>
          </table:table-cell>
          <table:table-cell office:value-type="float" office:value="40.489934722411" calcext:value-type="float">
            <text:p>40.4899347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.000009896" calcext:value-type="float">
            <text:p>288.000009896</text:p>
          </table:table-cell>
          <table:table-cell office:value-type="float" office:value="39.582749414357" calcext:value-type="float">
            <text:p>39.5827494144</text:p>
          </table:table-cell>
          <table:table-cell office:value-type="float" office:value="39.406691239367" calcext:value-type="float">
            <text:p>39.4066912394</text:p>
          </table:table-cell>
          <table:table-cell office:value-type="float" office:value="11.274453" calcext:value-type="float">
            <text:p>11.274453</text:p>
          </table:table-cell>
          <table:table-cell office:value-type="float" office:value="9.320596" calcext:value-type="float">
            <text:p>9.320596</text:p>
          </table:table-cell>
          <table:table-cell table:formula="of:=SUM([.B97:.E97])" office:value-type="float" office:value="99.584489653724" calcext:value-type="float">
            <text:p>99.5844896537</text:p>
          </table:table-cell>
          <table:table-cell office:value-type="float" office:value="41.24271436079" calcext:value-type="float">
            <text:p>41.24271436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.000009896" calcext:value-type="float">
            <text:p>291.000009896</text:p>
          </table:table-cell>
          <table:table-cell office:value-type="float" office:value="40.431966584833" calcext:value-type="float">
            <text:p>40.4319665848</text:p>
          </table:table-cell>
          <table:table-cell office:value-type="float" office:value="39.175853870662" calcext:value-type="float">
            <text:p>39.1758538707</text:p>
          </table:table-cell>
          <table:table-cell office:value-type="float" office:value="9.174573" calcext:value-type="float">
            <text:p>9.174573</text:p>
          </table:table-cell>
          <table:table-cell office:value-type="float" office:value="9.83567" calcext:value-type="float">
            <text:p>9.83567</text:p>
          </table:table-cell>
          <table:table-cell table:formula="of:=SUM([.B98:.E98])" office:value-type="float" office:value="98.618063455495" calcext:value-type="float">
            <text:p>98.6180634555</text:p>
          </table:table-cell>
          <table:table-cell office:value-type="float" office:value="39.657908485041" calcext:value-type="float">
            <text:p>39.657908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.000009896" calcext:value-type="float">
            <text:p>294.000009896</text:p>
          </table:table-cell>
          <table:table-cell office:value-type="float" office:value="40.865536519758" calcext:value-type="float">
            <text:p>40.8655365198</text:p>
          </table:table-cell>
          <table:table-cell office:value-type="float" office:value="40.59854498206" calcext:value-type="float">
            <text:p>40.5985449821</text:p>
          </table:table-cell>
          <table:table-cell office:value-type="float" office:value="8.658009" calcext:value-type="float">
            <text:p>8.658009</text:p>
          </table:table-cell>
          <table:table-cell office:value-type="float" office:value="8.904795" calcext:value-type="float">
            <text:p>8.904795</text:p>
          </table:table-cell>
          <table:table-cell table:formula="of:=SUM([.B99:.E99])" office:value-type="float" office:value="99.026885501818" calcext:value-type="float">
            <text:p>99.0268855018</text:p>
          </table:table-cell>
          <table:table-cell office:value-type="float" office:value="38.210470123292" calcext:value-type="float">
            <text:p>38.21047012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.000009896" calcext:value-type="float">
            <text:p>297.000009896</text:p>
          </table:table-cell>
          <table:table-cell office:value-type="float" office:value="39.092030478731" calcext:value-type="float">
            <text:p>39.0920304787</text:p>
          </table:table-cell>
          <table:table-cell office:value-type="float" office:value="39.304197380987" calcext:value-type="float">
            <text:p>39.304197381</text:p>
          </table:table-cell>
          <table:table-cell office:value-type="float" office:value="10.649608" calcext:value-type="float">
            <text:p>10.649608</text:p>
          </table:table-cell>
          <table:table-cell office:value-type="float" office:value="9.539865" calcext:value-type="float">
            <text:p>9.539865</text:p>
          </table:table-cell>
          <table:table-cell table:formula="of:=SUM([.B100:.E100])" office:value-type="float" office:value="98.585700859718" calcext:value-type="float">
            <text:p>98.5857008597</text:p>
          </table:table-cell>
          <table:table-cell office:value-type="float" office:value="40.837139488745" calcext:value-type="float">
            <text:p>40.83713948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.000009896" calcext:value-type="float">
            <text:p>300.000009896</text:p>
          </table:table-cell>
          <table:table-cell office:value-type="float" office:value="40.219140424015" calcext:value-type="float">
            <text:p>40.219140424</text:p>
          </table:table-cell>
          <table:table-cell office:value-type="float" office:value="38.452009643675" calcext:value-type="float">
            <text:p>38.4520096437</text:p>
          </table:table-cell>
          <table:table-cell office:value-type="float" office:value="9.952462" calcext:value-type="float">
            <text:p>9.952462</text:p>
          </table:table-cell>
          <table:table-cell office:value-type="float" office:value="10.051031" calcext:value-type="float">
            <text:p>10.051031</text:p>
          </table:table-cell>
          <table:table-cell table:formula="of:=SUM([.B101:.E101])" office:value-type="float" office:value="98.67464306769" calcext:value-type="float">
            <text:p>98.6746430677</text:p>
          </table:table-cell>
          <table:table-cell office:value-type="float" office:value="40.651158731049" calcext:value-type="float">
            <text:p>40.65115873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36:06.171600685</dc:date>
    <meta:editing-duration>PT5M8S</meta:editing-duration>
    <meta:editing-cycles>1</meta:editing-cycles>
    <meta:document-statistic meta:table-count="1" meta:cell-count="80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3cm" svg:y="0.315cm" chart:style-name="ch2">
          <text:p>System overview</text:p>
        </chart:title>
        <chart:subtitle svg:x="6.282cm" svg:y="1.286cm" chart:style-name="ch3">
          <text:p>Hidden alert attack</text:p>
        </chart:subtitle>
        <chart:legend chart:legend-position="end" svg:x="12.842cm" svg:y="3.662cm" style:legend-expansion="high" chart:style-name="ch4"/>
        <chart:plot-area chart:style-name="ch5" table:cell-range-address="sum_real.A1:sum_real.A101 sum_real.F2:sum_real.H101 sum_real.G1:sum_real.H1" chart:data-source-has-labels="row" svg:x="0.32cm" svg:y="2.153cm" svg:width="12.202cm" svg:height="6.667cm">
          <chartooo:coordinate-region svg:x="0.994cm" svg:y="2.366cm" svg:width="10.997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real.F2:sum_real.F101" loext:label-string="real_status" chart:class="chart:scatter">
            <chart:domain table:cell-range-address="sum_real.A2:sum_real.A101"/>
            <chart:data-point chart:repeated="100"/>
          </chart:series>
          <chart:series chart:style-name="ch9" chart:values-cell-range-address="sum_real.G2:sum_real.G101" chart:label-cell-address="sum_real.G1:sum_real.G1" chart:class="chart:scatter">
            <chart:data-point chart:repeated="100"/>
          </chart:series>
          <chart:series chart:style-name="ch10" chart:values-cell-range-address="sum_real.H2:sum_real.H101" chart:label-cell-address="sum_real.H1:sum_real.H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_status</text:p>
              </table:table-cell>
              <table:table-cell office:value-type="string">
                <text:p>dso</text:p>
                <draw:g>
                  <svg:desc>sum_real.G1:sum_real.G1</svg:desc>
                </draw:g>
              </table:table-cell>
              <table:table-cell office:value-type="string">
                <text:p>threshold</text:p>
                <draw:g>
                  <svg:desc>sum_real.H1:sum_rea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real.A2:sum_real.A101</svg:desc>
                </draw:g>
              </table:table-cell>
              <table:table-cell office:value-type="float" office:value="36.4728090238588">
                <text:p>36.4728090238588</text:p>
                <draw:g>
                  <svg:desc>sum_real.F2:sum_real.F101</svg:desc>
                </draw:g>
              </table:table-cell>
              <table:table-cell office:value-type="float" office:value="36.472808776246">
                <text:p>36.472808776246</text:p>
                <draw:g>
                  <svg:desc>sum_real.G2:sum_real.G101</svg:desc>
                </draw:g>
              </table:table-cell>
              <table:table-cell office:value-type="float" office:value="100">
                <text:p>100</text:p>
                <draw:g>
                  <svg:desc>sum_real.H2:sum_real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3.4874472581923">
                <text:p>43.4874472581923</text:p>
              </table:table-cell>
              <table:table-cell office:value-type="float" office:value="43.487447251791">
                <text:p>43.487447251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39.3144454879204">
                <text:p>39.3144454879204</text:p>
              </table:table-cell>
              <table:table-cell office:value-type="float" office:value="39.314445532616">
                <text:p>39.314445532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7.541622109454">
                <text:p>47.541622109454</text:p>
              </table:table-cell>
              <table:table-cell office:value-type="float" office:value="47.541622943848">
                <text:p>47.541622943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7.8806023985186">
                <text:p>37.8806023985186</text:p>
              </table:table-cell>
              <table:table-cell office:value-type="float" office:value="37.880602906558">
                <text:p>37.880602906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2.53086080374">
                <text:p>42.53086080374</text:p>
              </table:table-cell>
              <table:table-cell office:value-type="float" office:value="42.530859952542">
                <text:p>42.530859952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9.6155779358821">
                <text:p>39.6155779358821</text:p>
              </table:table-cell>
              <table:table-cell office:value-type="float" office:value="39.615577949461">
                <text:p>39.615577949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1.3799337826394">
                <text:p>41.3799337826394</text:p>
              </table:table-cell>
              <table:table-cell office:value-type="float" office:value="41.379934191793">
                <text:p>41.37993419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7.2250092285416">
                <text:p>37.2250092285416</text:p>
              </table:table-cell>
              <table:table-cell office:value-type="float" office:value="37.225009187626">
                <text:p>37.225009187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8.0717582320677">
                <text:p>38.0717582320677</text:p>
              </table:table-cell>
              <table:table-cell office:value-type="float" office:value="38.071758459031">
                <text:p>38.071758459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7.8230148803334">
                <text:p>37.8230148803334</text:p>
              </table:table-cell>
              <table:table-cell office:value-type="float" office:value="37.823015029568">
                <text:p>37.823015029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7.3956820765113">
                <text:p>37.3956820765113</text:p>
              </table:table-cell>
              <table:table-cell office:value-type="float" office:value="37.395681494784">
                <text:p>37.395681494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0.5541583115843">
                <text:p>40.5541583115843</text:p>
              </table:table-cell>
              <table:table-cell office:value-type="float" office:value="40.554159050004">
                <text:p>40.554159050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2.428602760493">
                <text:p>42.428602760493</text:p>
              </table:table-cell>
              <table:table-cell office:value-type="float" office:value="42.428602674692">
                <text:p>42.428602674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6.4132578808513">
                <text:p>36.4132578808513</text:p>
              </table:table-cell>
              <table:table-cell office:value-type="float" office:value="36.413258691707">
                <text:p>36.41325869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3.531329361889">
                <text:p>43.531329361889</text:p>
              </table:table-cell>
              <table:table-cell office:value-type="float" office:value="43.531330215179">
                <text:p>43.531330215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7.4959695864217">
                <text:p>37.4959695864217</text:p>
              </table:table-cell>
              <table:table-cell office:value-type="float" office:value="37.495969429774">
                <text:p>37.495969429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4.74845923817">
                <text:p>44.74845923817</text:p>
              </table:table-cell>
              <table:table-cell office:value-type="float" office:value="44.74845968838">
                <text:p>44.74845968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4.247376051374">
                <text:p>44.247376051374</text:p>
              </table:table-cell>
              <table:table-cell office:value-type="float" office:value="44.247375930561">
                <text:p>44.247375930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00.872946870887">
                <text:p>100.872946870887</text:p>
              </table:table-cell>
              <table:table-cell office:value-type="float" office:value="41.878054846466">
                <text:p>41.878054846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100.684811329725">
                <text:p>100.684811329725</text:p>
              </table:table-cell>
              <table:table-cell office:value-type="float" office:value="40.861042256455">
                <text:p>40.861042256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96.824170352789">
                <text:p>96.824170352789</text:p>
              </table:table-cell>
              <table:table-cell office:value-type="float" office:value="37.214493181794">
                <text:p>37.21449318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98.879484929023">
                <text:p>98.879484929023</text:p>
              </table:table-cell>
              <table:table-cell office:value-type="float" office:value="39.267221209004">
                <text:p>39.267221209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98.22985696102">
                <text:p>98.22985696102</text:p>
              </table:table-cell>
              <table:table-cell office:value-type="float" office:value="39.903594432629">
                <text:p>39.903594432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93.922035787072">
                <text:p>93.922035787072</text:p>
              </table:table-cell>
              <table:table-cell office:value-type="float" office:value="35.293682679908">
                <text:p>35.293682679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98.004697185995">
                <text:p>98.004697185995</text:p>
              </table:table-cell>
              <table:table-cell office:value-type="float" office:value="39.088618797642">
                <text:p>39.088618797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100.295989938328">
                <text:p>100.295989938328</text:p>
              </table:table-cell>
              <table:table-cell office:value-type="float" office:value="41.634106741252">
                <text:p>41.634106741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99.542373157668">
                <text:p>99.542373157668</text:p>
              </table:table-cell>
              <table:table-cell office:value-type="float" office:value="40.583722826296">
                <text:p>40.583722826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97.751738717203">
                <text:p>97.751738717203</text:p>
              </table:table-cell>
              <table:table-cell office:value-type="float" office:value="39.152088269135">
                <text:p>39.152088269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99.227452455265">
                <text:p>99.227452455265</text:p>
              </table:table-cell>
              <table:table-cell office:value-type="float" office:value="38.868741099437">
                <text:p>38.868741099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01.981868461136">
                <text:p>101.981868461136</text:p>
              </table:table-cell>
              <table:table-cell office:value-type="float" office:value="42.777192170488">
                <text:p>42.777192170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03.610741831558">
                <text:p>103.610741831558</text:p>
              </table:table-cell>
              <table:table-cell office:value-type="float" office:value="43.754537558216">
                <text:p>43.754537558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96.630444139057">
                <text:p>96.630444139057</text:p>
              </table:table-cell>
              <table:table-cell office:value-type="float" office:value="39.400854677298">
                <text:p>39.400854677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96.629373754062">
                <text:p>96.629373754062</text:p>
              </table:table-cell>
              <table:table-cell office:value-type="float" office:value="39.407287080638">
                <text:p>39.407287080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99.290610622453">
                <text:p>99.290610622453</text:p>
              </table:table-cell>
              <table:table-cell office:value-type="float" office:value="40.316045013945">
                <text:p>40.316045013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101.560433966945">
                <text:p>101.560433966945</text:p>
              </table:table-cell>
              <table:table-cell office:value-type="float" office:value="41.936724333537">
                <text:p>41.936724333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99.754313748609">
                <text:p>99.754313748609</text:p>
              </table:table-cell>
              <table:table-cell office:value-type="float" office:value="40.927729086559">
                <text:p>40.927729086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01.07164334678">
                <text:p>101.07164334678</text:p>
              </table:table-cell>
              <table:table-cell office:value-type="float" office:value="39.863338052662">
                <text:p>39.863338052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99.319080453868">
                <text:p>99.319080453868</text:p>
              </table:table-cell>
              <table:table-cell office:value-type="float" office:value="41.924651690361">
                <text:p>41.924651690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99.238421460952">
                <text:p>99.238421460952</text:p>
              </table:table-cell>
              <table:table-cell office:value-type="float" office:value="40.761244917478">
                <text:p>40.761244917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99.946419463784">
                <text:p>99.946419463784</text:p>
              </table:table-cell>
              <table:table-cell office:value-type="float" office:value="40.254261635132">
                <text:p>40.254261635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96.924538593289">
                <text:p>96.924538593289</text:p>
              </table:table-cell>
              <table:table-cell office:value-type="float" office:value="39.252401983271">
                <text:p>39.252401983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98.153590201767">
                <text:p>98.153590201767</text:p>
              </table:table-cell>
              <table:table-cell office:value-type="float" office:value="40.212113968922">
                <text:p>40.212113968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98.393107565601">
                <text:p>98.393107565601</text:p>
              </table:table-cell>
              <table:table-cell office:value-type="float" office:value="39.137849632272">
                <text:p>39.137849632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98.38869671429">
                <text:p>98.38869671429</text:p>
              </table:table-cell>
              <table:table-cell office:value-type="float" office:value="39.249572596">
                <text:p>39.249572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00.591167596185">
                <text:p>100.591167596185</text:p>
              </table:table-cell>
              <table:table-cell office:value-type="float" office:value="39.281971872228">
                <text:p>39.281971872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99.55523023611">
                <text:p>99.55523023611</text:p>
              </table:table-cell>
              <table:table-cell office:value-type="float" office:value="40.289144029329">
                <text:p>40.289144029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97.862412863925">
                <text:p>97.862412863925</text:p>
              </table:table-cell>
              <table:table-cell office:value-type="float" office:value="39.316613170695">
                <text:p>39.316613170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05.645509934234">
                <text:p>105.645509934234</text:p>
              </table:table-cell>
              <table:table-cell office:value-type="float" office:value="43.852546876945">
                <text:p>43.852546876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01.050423241729">
                <text:p>101.050423241729</text:p>
              </table:table-cell>
              <table:table-cell office:value-type="float" office:value="40.501773091011">
                <text:p>40.50177309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100.632460923252">
                <text:p>100.632460923252</text:p>
              </table:table-cell>
              <table:table-cell office:value-type="float" office:value="41.487186534732">
                <text:p>41.487186534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99.524717660098">
                <text:p>99.524717660098</text:p>
              </table:table-cell>
              <table:table-cell office:value-type="float" office:value="40.359896646456">
                <text:p>40.359896646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102.577928330308">
                <text:p>102.577928330308</text:p>
              </table:table-cell>
              <table:table-cell office:value-type="float" office:value="43.002042094094">
                <text:p>43.00204209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00.945452109068">
                <text:p>100.945452109068</text:p>
              </table:table-cell>
              <table:table-cell office:value-type="float" office:value="40.747750613869">
                <text:p>40.747750613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02.098902862772">
                <text:p>102.098902862772</text:p>
              </table:table-cell>
              <table:table-cell office:value-type="float" office:value="42.685286508468">
                <text:p>42.685286508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99.432978765396">
                <text:p>99.432978765396</text:p>
              </table:table-cell>
              <table:table-cell office:value-type="float" office:value="40.931612361194">
                <text:p>40.931612361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00.008812686905">
                <text:p>100.008812686905</text:p>
              </table:table-cell>
              <table:table-cell office:value-type="float" office:value="42.002144398311">
                <text:p>42.002144398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100.783628813312">
                <text:p>100.783628813312</text:p>
              </table:table-cell>
              <table:table-cell office:value-type="float" office:value="40.727741089959">
                <text:p>40.727741089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102.289799147753">
                <text:p>102.289799147753</text:p>
              </table:table-cell>
              <table:table-cell office:value-type="float" office:value="40.44710873474">
                <text:p>40.44710873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00.023999822704">
                <text:p>100.023999822704</text:p>
              </table:table-cell>
              <table:table-cell office:value-type="float" office:value="41.592896631691">
                <text:p>41.592896631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100.964713345549">
                <text:p>100.964713345549</text:p>
              </table:table-cell>
              <table:table-cell office:value-type="float" office:value="42.81896563411">
                <text:p>42.81896563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98.185683098432">
                <text:p>98.185683098432</text:p>
              </table:table-cell>
              <table:table-cell office:value-type="float" office:value="38.827819787455">
                <text:p>38.827819787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98.435016709594">
                <text:p>98.435016709594</text:p>
              </table:table-cell>
              <table:table-cell office:value-type="float" office:value="40.197665342897">
                <text:p>40.197665342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99.510625251599">
                <text:p>99.510625251599</text:p>
              </table:table-cell>
              <table:table-cell office:value-type="float" office:value="41.655605011541">
                <text:p>41.655605011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99.696747725293">
                <text:p>99.696747725293</text:p>
              </table:table-cell>
              <table:table-cell office:value-type="float" office:value="39.554064487251">
                <text:p>39.554064487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99.685043330166">
                <text:p>99.685043330166</text:p>
              </table:table-cell>
              <table:table-cell office:value-type="float" office:value="40.915276592336">
                <text:p>40.915276592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97.18141859579">
                <text:p>97.18141859579</text:p>
              </table:table-cell>
              <table:table-cell office:value-type="float" office:value="37.095554894886">
                <text:p>37.095554894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97.455316982567">
                <text:p>97.455316982567</text:p>
              </table:table-cell>
              <table:table-cell office:value-type="float" office:value="40.352343036222">
                <text:p>40.352343036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99.576458715925">
                <text:p>99.576458715925</text:p>
              </table:table-cell>
              <table:table-cell office:value-type="float" office:value="41.497692322704">
                <text:p>41.497692322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01.49128238299">
                <text:p>101.49128238299</text:p>
              </table:table-cell>
              <table:table-cell office:value-type="float" office:value="41.090727557976">
                <text:p>41.090727557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98.639149156401">
                <text:p>98.639149156401</text:p>
              </table:table-cell>
              <table:table-cell office:value-type="float" office:value="40.356541859426">
                <text:p>40.356541859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03.263981398324">
                <text:p>103.263981398324</text:p>
              </table:table-cell>
              <table:table-cell office:value-type="float" office:value="42.492046504455">
                <text:p>42.492046504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01.656638420142">
                <text:p>101.656638420142</text:p>
              </table:table-cell>
              <table:table-cell office:value-type="float" office:value="43.497981856795">
                <text:p>43.497981856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99.833860587128">
                <text:p>99.833860587128</text:p>
              </table:table-cell>
              <table:table-cell office:value-type="float" office:value="41.637007911074">
                <text:p>41.637007911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100.416164187507">
                <text:p>100.416164187507</text:p>
              </table:table-cell>
              <table:table-cell office:value-type="float" office:value="42.157948667295">
                <text:p>42.157948667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98.88521254703">
                <text:p>98.88521254703</text:p>
              </table:table-cell>
              <table:table-cell office:value-type="float" office:value="38.970231608216">
                <text:p>38.970231608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02.48670399388">
                <text:p>102.48670399388</text:p>
              </table:table-cell>
              <table:table-cell office:value-type="float" office:value="42.564141061972">
                <text:p>42.564141061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97.030067825997">
                <text:p>97.030067825997</text:p>
              </table:table-cell>
              <table:table-cell office:value-type="float" office:value="38.830498807507">
                <text:p>38.830498807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97.794978751656">
                <text:p>97.794978751656</text:p>
              </table:table-cell>
              <table:table-cell office:value-type="float" office:value="39.010313296348">
                <text:p>39.010313296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99.503179435706">
                <text:p>99.503179435706</text:p>
              </table:table-cell>
              <table:table-cell office:value-type="float" office:value="41.228073568485">
                <text:p>41.228073568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99.755042541939">
                <text:p>99.755042541939</text:p>
              </table:table-cell>
              <table:table-cell office:value-type="float" office:value="40.177312211449">
                <text:p>40.177312211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00.947126773411">
                <text:p>100.947126773411</text:p>
              </table:table-cell>
              <table:table-cell office:value-type="float" office:value="41.055211445446">
                <text:p>41.055211445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04.776509374196">
                <text:p>104.776509374196</text:p>
              </table:table-cell>
              <table:table-cell office:value-type="float" office:value="43.116519167338">
                <text:p>43.116519167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95.583345300548">
                <text:p>95.583345300548</text:p>
              </table:table-cell>
              <table:table-cell office:value-type="float" office:value="36.87642709336">
                <text:p>36.87642709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98.741736108511">
                <text:p>98.741736108511</text:p>
              </table:table-cell>
              <table:table-cell office:value-type="float" office:value="40.731630123272">
                <text:p>40.731630123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97.100095887206">
                <text:p>97.100095887206</text:p>
              </table:table-cell>
              <table:table-cell office:value-type="float" office:value="40.146864206374">
                <text:p>40.146864206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99.637330026781">
                <text:p>99.637330026781</text:p>
              </table:table-cell>
              <table:table-cell office:value-type="float" office:value="40.430773068354">
                <text:p>40.430773068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00.552996649188">
                <text:p>100.552996649188</text:p>
              </table:table-cell>
              <table:table-cell office:value-type="float" office:value="41.324063199994">
                <text:p>41.324063199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98.757003633908">
                <text:p>98.757003633908</text:p>
              </table:table-cell>
              <table:table-cell office:value-type="float" office:value="38.150862179229">
                <text:p>38.150862179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97.296663230128">
                <text:p>97.296663230128</text:p>
              </table:table-cell>
              <table:table-cell office:value-type="float" office:value="38.417818211482">
                <text:p>38.417818211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99.609206171581">
                <text:p>99.609206171581</text:p>
              </table:table-cell>
              <table:table-cell office:value-type="float" office:value="41.702873008414">
                <text:p>41.702873008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99.643294241002">
                <text:p>99.643294241002</text:p>
              </table:table-cell>
              <table:table-cell office:value-type="float" office:value="40.7040123204">
                <text:p>40.7040123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00.773368738736">
                <text:p>100.773368738736</text:p>
              </table:table-cell>
              <table:table-cell office:value-type="float" office:value="43.292319510427">
                <text:p>43.292319510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99.287648450534">
                <text:p>99.287648450534</text:p>
              </table:table-cell>
              <table:table-cell office:value-type="float" office:value="38.835036200875">
                <text:p>38.835036200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97.63256792712">
                <text:p>97.63256792712</text:p>
              </table:table-cell>
              <table:table-cell office:value-type="float" office:value="40.489934722411">
                <text:p>40.489934722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99.584489653724">
                <text:p>99.584489653724</text:p>
              </table:table-cell>
              <table:table-cell office:value-type="float" office:value="41.24271436079">
                <text:p>41.242714360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98.618063455495">
                <text:p>98.618063455495</text:p>
              </table:table-cell>
              <table:table-cell office:value-type="float" office:value="39.657908485041">
                <text:p>39.657908485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99.026885501818">
                <text:p>99.026885501818</text:p>
              </table:table-cell>
              <table:table-cell office:value-type="float" office:value="38.210470123292">
                <text:p>38.210470123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98.585700859718">
                <text:p>98.585700859718</text:p>
              </table:table-cell>
              <table:table-cell office:value-type="float" office:value="40.837139488745">
                <text:p>40.837139488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98.67464306769">
                <text:p>98.67464306769</text:p>
              </table:table-cell>
              <table:table-cell office:value-type="float" office:value="40.651158731049">
                <text:p>40.65115873104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